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85cm"/>
    </style:style>
    <style:style style:name="co2" style:family="table-column">
      <style:table-column-properties fo:break-before="auto" style:column-width="6.216cm"/>
    </style:style>
    <style:style style:name="co3" style:family="table-column">
      <style:table-column-properties fo:break-before="auto" style:column-width="2.267cm"/>
    </style:style>
    <style:style style:name="co4" style:family="table-column">
      <style:table-column-properties fo:break-before="auto" style:column-width="9.213cm"/>
    </style:style>
    <style:style style:name="ro1" style:family="table-row">
      <style:table-row-properties style:row-height="3.605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8.345cm" fo:break-before="auto" style:use-optimal-row-height="true"/>
    </style:style>
    <style:style style:name="ro14" style:family="table-row">
      <style:table-row-properties style:row-height="9.924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5.186cm" fo:break-before="auto" style:use-optimal-row-height="true"/>
    </style:style>
    <style:style style:name="ro17" style:family="table-row">
      <style:table-row-properties style:row-height="10.319cm" fo:break-before="auto" style:use-optimal-row-height="true"/>
    </style:style>
    <style:style style:name="ro18" style:family="table-row">
      <style:table-row-properties style:row-height="7.16cm" fo:break-before="auto" style:use-optimal-row-height="true"/>
    </style:style>
    <style:style style:name="ro19" style:family="table-row">
      <style:table-row-properties style:row-height="6.765cm" fo:break-before="auto" style:use-optimal-row-height="true"/>
    </style:style>
    <style:style style:name="ro20" style:family="table-row">
      <style:table-row-properties style:row-height="6.369cm" fo:break-before="auto" style:use-optimal-row-height="true"/>
    </style:style>
    <style:style style:name="ro2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hu" fo:country="H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hu" fo:country="H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0pt" fo:language="hu" fo:country="H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84">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hu" fo:country="H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Munkalap1" table:style-name="ta1" table:print="false">
        <table:table-column table:style-name="co1" table:default-cell-style-name="ce4"/>
        <table:table-column table:style-name="co2" table:default-cell-style-name="ce2"/>
        <table:table-column table:style-name="co3" table:default-cell-style-name="ce1"/>
        <table:table-column table:style-name="co4" table:default-cell-style-name="ce2"/>
        <table:table-column table:style-name="co3" table:default-cell-style-name="ce2"/>
        <table:table-column table:style-name="co3" table:default-cell-style-name="ce1"/>
        <table:table-column table:style-name="co3" table:default-cell-style-name="ce3"/>
        <table:table-row table:style-name="ro1">
          <table:table-cell table:style-name="ce1" office:value-type="string">
            <text:p>Szakmagyakorlási </text:p>
            <text:p>terület </text:p>
            <text:p>megnevezése</text:p>
          </table:table-cell>
          <table:table-cell table:style-name="ce1" office:value-type="string">
            <text:p>Szakterület/ </text:p>
            <text:p>részszakterület </text:p>
            <text:p>megnevezése</text:p>
          </table:table-cell>
          <table:table-cell office:value-type="string">
            <text:p>Szakterület/</text:p>
            <text:p>részszak-</text:p>
            <text:p>terület </text:p>
            <text:p>jelölése</text:p>
          </table:table-cell>
          <table:table-cell table:style-name="ce1" office:value-type="string">
            <text:p>Feladatok, amelyeket az adott szakterületi jogosultsággal lehet végezni</text:p>
          </table:table-cell>
          <table:table-cell table:style-name="ce1" office:value-type="string">
            <text:p>Képesítési minimum </text:p>
            <text:p>követelmény és az ezzel </text:p>
            <text:p>egyenértékű </text:p>
            <text:p>szakképzettség</text:p>
          </table:table-cell>
          <table:table-cell office:value-type="string">
            <text:p>Szakmai</text:p>
            <text:p>gyak. idő</text:p>
          </table:table-cell>
          <table:table-cell/>
        </table:table-row>
        <table:table-row table:style-name="ro2">
          <table:table-cell table:style-name="ce2" office:value-type="string">
            <text:p>Településtervezési terület</text:p>
          </table:table-cell>
          <table:table-cell office:value-type="string">
            <text:p>Településtervezési szakterület</text:p>
          </table:table-cell>
          <table:table-cell office:value-type="string">
            <text:p>TT</text:p>
          </table:table-cell>
          <table:table-cell office:value-type="string">
            <text:p>Településrendezési eszköz (megalapozó vizsgálat, alátámasztó javaslat és jóváhagyandó munkarészek), településfejlesztési koncepció településszerkezeti tervhez is felhasználható megalapozó vizsgálata, telepítési tanulmányterv, beépítési terv és örökségvédelmi hatástanulmány készítése - a tervezési feladat elvégzéséhez szükséges - településtervezési szakági tervezők bevonásával.</text:p>
          </table:table-cell>
          <table:table-cell office:value-type="string">
            <text:p>okleveles településmérnök</text:p>
          </table:table-cell>
          <table:table-cell office:value-type="string">
            <text:p>5 év</text:p>
          </table:table-cell>
          <table:table-cell/>
        </table:table-row>
        <table:table-row table:style-name="ro3">
          <table:table-cell table:style-name="ce3"/>
          <table:table-cell office:value-type="string">
            <text:p>Településtervezési zöldfelületi és tájrendezési szakterület</text:p>
          </table:table-cell>
          <table:table-cell office:value-type="string">
            <text:p>TK</text:p>
          </table:table-cell>
          <table:table-cell office:value-type="string">
            <text:p>Táji-, természeti adottságok, zöldfelületi rendszer vizsgálat, helyzetelemzés, értékelés; tájrendezési, zöldfelületi rendszer fejlesztési, környezeti hatások és feltételek, és a tervezési feladat elvégzéséhez szükséges szakági munkarész és javaslat készítése.</text:p>
          </table:table-cell>
          <table:table-cell office:value-type="string">
            <text:p>okleveles tájépítész mérnök</text:p>
          </table:table-cell>
          <table:table-cell office:value-type="string">
            <text:p>5 év</text:p>
          </table:table-cell>
          <table:table-cell/>
        </table:table-row>
        <table:table-row table:style-name="ro4">
          <table:table-cell table:style-name="ce2" office:value-type="string">
            <text:p>Településtervezési szakági tervezési terület</text:p>
          </table:table-cell>
          <table:table-cell office:value-type="string">
            <text:p>Településtervezési közlekedési szakterület</text:p>
          </table:table-cell>
          <table:table-cell office:value-type="string">
            <text:p>TKö</text:p>
          </table:table-cell>
          <table:table-cell office:value-type="string">
            <text:p>Közlekedési vizsgálat, helyzetelemzés, értékelés, közlekedési és a tervezési feladat elvégzéséhez szükséges szakági munkarész és javaslat készítése.</text:p>
          </table:table-cell>
          <table:table-cell office:value-type="string">
            <text:p>okleveles közlekedés-</text:p>
            <text:p>építőmérnök,</text:p>
            <text:p>okleveles közlekedésmérnök</text:p>
          </table:table-cell>
          <table:table-cell office:value-type="string">
            <text:p>5 év</text:p>
          </table:table-cell>
          <table:table-cell/>
        </table:table-row>
        <table:table-row table:style-name="ro5">
          <table:table-cell table:style-name="ce3"/>
          <table:table-cell office:value-type="string">
            <text:p>Településtervezési vízközmű szakterület</text:p>
          </table:table-cell>
          <table:table-cell office:value-type="string">
            <text:p>TV</text:p>
          </table:table-cell>
          <table:table-cell office:value-type="string">
            <text:p>Víziközmű vizsgálat, helyzetelemzés, értékelés, víziközmű, és a tervezési feladat elvégzéséhez szükséges szakági munkarész és javaslat készítése.</text:p>
          </table:table-cell>
          <table:table-cell office:value-type="string">
            <text:p>okleveles építőmérnök</text:p>
          </table:table-cell>
          <table:table-cell office:value-type="string">
            <text:p>5 év</text:p>
          </table:table-cell>
          <table:table-cell/>
        </table:table-row>
        <table:table-row table:style-name="ro1">
          <table:table-cell table:style-name="ce3"/>
          <table:table-cell office:value-type="string">
            <text:p>Településtervezési energia-</text:p>
            <text:p>közmű szakterület</text:p>
          </table:table-cell>
          <table:table-cell office:value-type="string">
            <text:p>TE</text:p>
          </table:table-cell>
          <table:table-cell office:value-type="string">
            <text:p>Energiagazdálkodás, energiaellátás és megújuló energiaforrás alkalmazás vizsgálata, helyzetelemzés, értékelés, energiaellátási és a tervezési feladat elvégzéséhez szükséges szakági munkarész és javaslat készítése.</text:p>
          </table:table-cell>
          <table:table-cell office:value-type="string">
            <text:p>okleveles energetikai mérnök,</text:p>
            <text:p>okleveles gépészmérnök,</text:p>
            <text:p>okleveles villamosmérnök</text:p>
          </table:table-cell>
          <table:table-cell office:value-type="string">
            <text:p>5 év</text:p>
          </table:table-cell>
          <table:table-cell/>
        </table:table-row>
        <table:table-row table:style-name="ro3">
          <table:table-cell table:style-name="ce3"/>
          <table:table-cell office:value-type="string">
            <text:p>Településtervezési hírközlési szakterület</text:p>
          </table:table-cell>
          <table:table-cell office:value-type="string">
            <text:p>TH</text:p>
          </table:table-cell>
          <table:table-cell office:value-type="string">
            <text:p>Hírközlési vizsgálat, helyzetelemzés, értékelés, hírközlési és a tervezési feladat elvégzéséhez szükséges szakági munkarész és javaslat készítése.</text:p>
          </table:table-cell>
          <table:table-cell office:value-type="string">
            <text:p>okleveles villamosmérnök, okleveles mérnök- informatikus</text:p>
          </table:table-cell>
          <table:table-cell office:value-type="string">
            <text:p>5 év</text:p>
          </table:table-cell>
          <table:table-cell table:style-name="Default"/>
        </table:table-row>
        <table:table-row table:style-name="ro6">
          <table:table-cell table:style-name="ce2" office:value-type="string" table:number-columns-spanned="2" table:number-rows-spanned="1">
            <text:p>Építészeti</text:p>
            <text:p>tervezési</text:p>
            <text:p>terület</text:p>
          </table:table-cell>
          <table:covered-table-cell table:style-name="Default"/>
          <table:table-cell office:value-type="string">
            <text:p>É</text:p>
          </table:table-cell>
          <table:table-cell office:value-type="string">
            <text:p>Az általános építmények teljes körű építészeti tervezése, beleértve a helyi vagy műemléki védelem alatt álló építménnyel kapcsolatos, valamint jogszabállyal védetté nyilvánított területen (világörökség, műemléki jelentőségű területen, műemléki környezetben, tájvédelem vagy helyi védelem alatt álló területen) új építmény létesítésével és meglévő építmény tömegét megváltoztató átalakítását.</text:p>
            <text:p>A tervezésbe - beleértve az Étv. 33/A. §-a szerinti egyszerű bejelentéshez kötött építési tevékenység tervezését is - szakági műszaki tervezési területen jogosultsággal rendelkező tervezőt kell bevonni az Épkiv. 22. § (1) bekezdés b) pont ba)-bf) alpontjában meghatározott méretet, jellemzőt meghaladó, valamint 22. § (3) bekezdés c)-d) pontjában meghatározott esetben.</text:p>
            <text:p>Telepítési tanulmányterv (településrendezési eszköz készítése vagy módosítása esetén településtervező, szükség szerint szakági településtervező bevonásával), továbbá beépítési terv és örökségvédelmi hatástanulmány készítése.</text:p>
            <text:p>A saját tervezésű építmény teljes körű belsőépítészeti tervezése.</text:p>
          </table:table-cell>
          <table:table-cell office:value-type="string">
            <text:p>okleveles építész mérnök</text:p>
          </table:table-cell>
          <table:table-cell office:value-type="string">
            <text:p>2 év</text:p>
          </table:table-cell>
          <table:table-cell/>
        </table:table-row>
        <table:table-row table:style-name="ro1">
          <table:table-cell table:style-name="ce3"/>
          <table:table-cell office:value-type="string">
            <text:p>Belsőépítészeti tervezési szakterület</text:p>
          </table:table-cell>
          <table:table-cell office:value-type="string">
            <text:p>BÉ</text:p>
          </table:table-cell>
          <table:table-cell office:value-type="string">
            <text:p>Építmények teljes körű belsőépítészeti tervezése. Külön jogszabály szerinti belsőépítészeti terv készítése.</text:p>
          </table:table-cell>
          <table:table-cell office:value-type="string">
            <text:p>okleveles építész tervező művész,</text:p>
            <text:p>okleveles belsőépítész</text:p>
            <text:p>környezet tervező művész</text:p>
          </table:table-cell>
          <table:table-cell office:value-type="string">
            <text:p>2 év</text:p>
          </table:table-cell>
          <table:table-cell/>
        </table:table-row>
        <table:table-row table:style-name="ro7">
          <table:table-cell table:style-name="ce3"/>
          <table:table-cell office:value-type="string">
            <text:p>Kertépítészeti műtárgy tervezési szakterület</text:p>
          </table:table-cell>
          <table:table-cell office:value-type="string">
            <text:p>ÉKM</text:p>
          </table:table-cell>
          <table:table-cell office:value-type="string">
            <text:p>Tartószerkezeti szakági tervező bevonásával 4,5 m-nél magasabb kerti építmény, 1,0 m-nél magasabb támfal, úszómedence szerkezete, 2,0 m-nél magasabb tömör kerítés, 45 foknál meredekebb terep rendezése.</text:p>
          </table:table-cell>
          <table:table-cell office:value-type="string">
            <text:p>táj- és kertépítészeti szakon</text:p>
            <text:p>végzett okleveles kertész mérnök,</text:p>
            <text:p>okleveles tájépítész mérnök,</text:p>
            <text:p>okleveles tájépítész</text:p>
          </table:table-cell>
          <table:table-cell office:value-type="string">
            <text:p>2 év</text:p>
          </table:table-cell>
          <table:table-cell/>
        </table:table-row>
        <table:table-row table:style-name="ro7">
          <table:table-cell table:style-name="ce2" office:value-type="string" table:number-columns-spanned="2" table:number-rows-spanned="1">
            <text:p>Táj- és kertépítészeti tervezési terület</text:p>
          </table:table-cell>
          <table:covered-table-cell table:style-name="Default"/>
          <table:table-cell office:value-type="string">
            <text:p>K</text:p>
          </table:table-cell>
          <table:table-cell office:value-type="string">
            <text:p>Terep és zöldfelületek kertépítészeti kialakításának a tervezése (a belső út és burkolatrendszerrel együtt); kertépítészeti, növénytelepítési, valamint önálló táj- és kertépítészeti tervek készítése (közpark, közkert, köztér, történeti kert stb.), továbbá a kertépítészeti műtárgy tervezési szakterületnél (ÉKM) meghatározott feladatok. Telepítési tanulmányterv, beépítési terv zöldfelület alakítási munkarészeinek elkészítése, valamint ha jogszabály táj- és természetvédelmi szakhatósági közreműködést ír elő, az ehhez szükséges jogszabályban meghatározott dokumentáció elkészítése.</text:p>
          </table:table-cell>
          <table:table-cell office:value-type="string">
            <text:p>táj- és kertépítészeti szakon </text:p>
            <text:p>végzett okleveles kertészmérnök, </text:p>
            <text:p>okleveles tájépítész mérnök, </text:p>
            <text:p>okleveles tájépítész</text:p>
          </table:table-cell>
          <table:table-cell office:value-type="string">
            <text:p>2 év</text:p>
          </table:table-cell>
          <table:table-cell/>
        </table:table-row>
        <table:table-row table:style-name="ro5">
          <table:table-cell table:style-name="ce3"/>
          <table:table-cell office:value-type="string">
            <text:p>Közlekedési építmények tervezési szakterület</text:p>
          </table:table-cell>
          <table:table-cell office:value-type="string">
            <text:p>KÉ</text:p>
          </table:table-cell>
          <table:table-cell office:value-type="string">
            <text:p>részszakterület szerint</text:p>
          </table:table-cell>
          <table:table-cell office:value-type="string">
            <text:p>részszakterület szerint</text:p>
          </table:table-cell>
          <table:table-cell table:style-name="ce3"/>
          <table:table-cell/>
        </table:table-row>
        <table:table-row table:style-name="ro7">
          <table:table-cell table:style-name="ce2" office:value-type="string">
            <text:p>Sajátos műszaki tervezési terület</text:p>
          </table:table-cell>
          <table:table-cell office:value-type="string">
            <text:p>Közlekedési építmények tervezési szakterület vasúti építmények tervezési részszakterület</text:p>
          </table:table-cell>
          <table:table-cell office:value-type="string">
            <text:p>KÉ-VA</text:p>
          </table:table-cell>
          <table:table-cell office:value-type="string">
            <text:p>Országos közforgalmú, helyi és saját használatú vasutak, iparvágányok, városi közúti vasutak, földalatti vasutak pályatervezése. Vasúti felépítmény-szerkezetek tervezése. Vasúti műtárgy tervezés 2,0 m nyílásig. Üzemi létesítmények (rendezők, rakodók, átfejtők, tárolók) és a vasúti üzem tervezése. Közúti és gyalogos, kerékpáros átvezetések tervezése. Közlekedési eszközök pályáinak (fogaskerekű vasút, sikló, függőpálya, beleértve a bányászati függőpályát is), sífelvonó-, külszíni bányászati kisvasút- és szalagpálya tervezése. Kivéve az erdőről, az erdő védelméről és az erdőgazdálkodásról szóló 2009. évi XXXVII. törvény szerinti erdészeti szállítópálya egyéb elemei tervezése.</text:p>
          </table:table-cell>
          <table:table-cell office:value-type="string">
            <text:p>okleveles közlekedés-</text:p>
            <text:p>építőmérnök,</text:p>
            <text:p/>
            <text:p>közlekedés-építőmérnök</text:p>
          </table:table-cell>
          <table:table-cell office:value-type="string">
            <text:p>3 év </text:p>
            <text:p/>
            <text:p/>
            <text:p>5 év</text:p>
          </table:table-cell>
          <table:table-cell/>
        </table:table-row>
        <table:table-row table:style-name="ro8">
          <table:table-cell table:style-name="ce3"/>
          <table:table-cell office:value-type="string">
            <text:p>Közlekedési építmények tervezési szakterület vasúti építmények közlekedésmérnöki tervezési részszakterület</text:p>
          </table:table-cell>
          <table:table-cell office:value-type="string">
            <text:p>KÉ-VK</text:p>
          </table:table-cell>
          <table:table-cell office:value-type="string">
            <text:p>Vasúti felépítmény-szerkezetek tervezése. Üzemi létesítmények (rendezők, rakodók, átfejtők, tárolók) és a vasúti üzem tervezése. Különleges közlekedési eszközök (fogaskerekű vasút, sikló, függőpálya, beleértve a bányászati függőpályát is, sífelvonó-, külszíni bányászati kisvasút- és szalagpálya) telepítésének, üzemének tervezése</text:p>
          </table:table-cell>
          <table:table-cell office:value-type="string">
            <text:p>okleveles közlekedésmérnök,</text:p>
            <text:p/>
            <text:p>közlekedésmérnök</text:p>
          </table:table-cell>
          <table:table-cell office:value-type="string">
            <text:p>3 év </text:p>
            <text:p/>
            <text:p>5 év</text:p>
          </table:table-cell>
          <table:table-cell/>
        </table:table-row>
        <table:table-row table:style-name="ro9">
          <table:table-cell table:style-name="ce3"/>
          <table:table-cell office:value-type="string">
            <text:p>Közlekedési építmények tervezési szakterület, vasúti villamos berendezések, áramellátás, részszakterület</text:p>
          </table:table-cell>
          <table:table-cell office:value-type="string">
            <text:p>KÉ-VV</text:p>
          </table:table-cell>
          <table:table-cell office:value-type="string">
            <text:p>Vasúti pálya tartozékainak minősülő építmények közül a vasúti térvilágító berendezések, a vasúti jelző- és biztosító berendezések, villamos felsővezeték és az ehhez kapcsolt berendezés, valamint a távvezérlő és forgalomirányító rendszerek, áramellátás, vasúti vontatási energiaellátó (alállomás) és energiatávvezérlő rendszerek, váltófűtő rendszerek tervezése</text:p>
          </table:table-cell>
          <table:table-cell office:value-type="string">
            <text:p>okleveles közlekedésmérnök, </text:p>
            <text:p>okleveles villamosmérnök, </text:p>
            <text:p>okleveles gépészmérnök,</text:p>
            <text:p/>
            <text:p>közlekedésmérnök, </text:p>
            <text:p>villamosmérnök, </text:p>
            <text:p>gépészmérnök</text:p>
          </table:table-cell>
          <table:table-cell office:value-type="string">
            <text:p>3 év </text:p>
            <text:p/>
            <text:p/>
            <text:p/>
            <text:p>5 év</text:p>
          </table:table-cell>
          <table:table-cell/>
        </table:table-row>
        <table:table-row table:style-name="ro1">
          <table:table-cell table:style-name="ce3"/>
          <table:table-cell office:value-type="string">
            <text:p>Közlekedési építmények tervezési szakterület közúti építmények tervezési részszakterület</text:p>
          </table:table-cell>
          <table:table-cell office:value-type="string">
            <text:p>KÉ-K</text:p>
          </table:table-cell>
          <table:table-cell office:value-type="string">
            <text:p>Közút, út, (kerékpárút, gyalogút, térburkolat) - beleértve azok csomópontjait, vízelvezetését, berendezéseit, tartozékait és üzemi létesítményeit - tervezése. Közúti műtárgyak tervezése, 4 m nyílásig. Valamennyi közút forgalom szabályozásának, forgalomirányításának tervezése. Közúti alagút rendszertervének tervezése. Támfal tervezése 2,0 m magasságig. Kivéve az erdőről, az erdő védelméről és az erdőgazdálkodásról szóló 2009. évi XXXVII. törvény szerinti erdészeti magánút tervezése.</text:p>
          </table:table-cell>
          <table:table-cell office:value-type="string">
            <text:p>okleveles közlekedés-</text:p>
            <text:p>építőmérnök,</text:p>
            <text:p/>
            <text:p>közlekedés-építőmérnök</text:p>
          </table:table-cell>
          <table:table-cell office:value-type="string">
            <text:p>3 év </text:p>
            <text:p/>
            <text:p/>
            <text:p>5 év</text:p>
          </table:table-cell>
          <table:table-cell/>
        </table:table-row>
        <table:table-row table:style-name="ro8">
          <table:table-cell table:style-name="ce3"/>
          <table:table-cell office:value-type="string">
            <text:p>Közlekedési építmények tervezési szakterület, közúti építmények közlekedésmérnöki tervezési részszakterület</text:p>
          </table:table-cell>
          <table:table-cell office:value-type="string">
            <text:p>KÉ-KK</text:p>
          </table:table-cell>
          <table:table-cell office:value-type="string">
            <text:p>Valamennyi közút forgalomszabályozásának, forgalomirányításának tervezése. Közúti üzemi létesítmények és működtetésük tervezése</text:p>
          </table:table-cell>
          <table:table-cell office:value-type="string">
            <text:p>okleveles közlekedésmérnök, </text:p>
            <text:p/>
            <text:p>közlekedésmérnök</text:p>
          </table:table-cell>
          <table:table-cell office:value-type="string">
            <text:p>3 év </text:p>
            <text:p/>
            <text:p>5 év</text:p>
          </table:table-cell>
          <table:table-cell/>
        </table:table-row>
        <table:table-row table:style-name="ro10">
          <table:table-cell table:style-name="ce3"/>
          <table:table-cell office:value-type="string">
            <text:p>Közlekedési építmények tervezési szakterület légiközlekedési építmények tervezési részszakterület</text:p>
          </table:table-cell>
          <table:table-cell office:value-type="string">
            <text:p>KÉ-L</text:p>
          </table:table-cell>
          <table:table-cell office:value-type="string">
            <text:p>Repülőtér (vízi repülőtér és helioport is) pályarendszerének műszaki tervezése, létesítés, fejlesztés, védőterület kijelölés. Futópálya, gurulóút, légi jármű állóhely, repülőtéri tároló helyek tervezése.</text:p>
          </table:table-cell>
          <table:table-cell office:value-type="string">
            <text:p>okleveles közlekedés-</text:p>
            <text:p>építőmérnök, </text:p>
            <text:p>okleveles közlekedésmérnök,</text:p>
            <text:p/>
            <text:p>közlekedés-építőmérnök, </text:p>
            <text:p>közlekedésmérnök</text:p>
          </table:table-cell>
          <table:table-cell office:value-type="string">
            <text:p>3 év </text:p>
            <text:p/>
            <text:p/>
            <text:p/>
            <text:p>5 év</text:p>
          </table:table-cell>
          <table:table-cell/>
        </table:table-row>
        <table:table-row table:style-name="ro10">
          <table:table-cell table:style-name="ce3"/>
          <table:table-cell office:value-type="string">
            <text:p>Közlekedési építmények tervezési szakterület légiközlekedési építmények közlekedésmérnöki tervezési részszakterület</text:p>
          </table:table-cell>
          <table:table-cell office:value-type="string">
            <text:p>KÉ-LK</text:p>
          </table:table-cell>
          <table:table-cell office:value-type="string">
            <text:p>Légi közlekedési építmények üzemi folyamatainak, technológiájának, a technológiai és üzemi létesítményeknek a tervezése.</text:p>
          </table:table-cell>
          <table:table-cell office:value-type="string">
            <text:p>okleveles közlekedésmérnök, </text:p>
            <text:p>okleveles villamosmérnök,</text:p>
            <text:p/>
            <text:p>közlekedésmérnök, </text:p>
            <text:p>villamosmérnök</text:p>
          </table:table-cell>
          <table:table-cell office:value-type="string">
            <text:p>3 év </text:p>
            <text:p/>
            <text:p/>
            <text:p>5 év</text:p>
          </table:table-cell>
          <table:table-cell/>
        </table:table-row>
        <table:table-row table:style-name="ro10">
          <table:table-cell table:style-name="ce3"/>
          <table:table-cell office:value-type="string">
            <text:p>Közlekedési építmények tervezési szakterület hajózási építmények tervezési részszakterület</text:p>
          </table:table-cell>
          <table:table-cell office:value-type="string">
            <text:p>KÉ-HA</text:p>
          </table:table-cell>
          <table:table-cell office:value-type="string">
            <text:p>Hajózási építmények tervezése.</text:p>
          </table:table-cell>
          <table:table-cell office:value-type="string">
            <text:p>okleveles közlekedés-</text:p>
            <text:p>építőmérnök, </text:p>
            <text:p>okleveles közlekedésmérnök,</text:p>
            <text:p/>
            <text:p>közlekedés-építőmérnök, közlekedésmérnök</text:p>
          </table:table-cell>
          <table:table-cell office:value-type="string">
            <text:p>3 év </text:p>
            <text:p/>
            <text:p/>
            <text:p/>
            <text:p>5 év</text:p>
          </table:table-cell>
          <table:table-cell/>
        </table:table-row>
        <table:table-row table:style-name="ro10">
          <table:table-cell table:style-name="ce3"/>
          <table:table-cell office:value-type="string">
            <text:p>Közlekedési építmények tervezési szakterület hajózási építmények közlekedésmérnöki tervezési részszakterület</text:p>
          </table:table-cell>
          <table:table-cell office:value-type="string">
            <text:p>KÉ-HK</text:p>
          </table:table-cell>
          <table:table-cell office:value-type="string">
            <text:p>Hajózási építmények üzemének, forgalomirányításának, jelzésrendszerének tervezése</text:p>
          </table:table-cell>
          <table:table-cell office:value-type="string">
            <text:p>okleveles közlekedésmérnök, </text:p>
            <text:p>okleveles villamosmérnök,</text:p>
            <text:p/>
            <text:p>közlekedésmérnök, </text:p>
            <text:p>villamosmérnök</text:p>
          </table:table-cell>
          <table:table-cell office:value-type="string">
            <text:p>3 év </text:p>
            <text:p/>
            <text:p/>
            <text:p>5 év</text:p>
          </table:table-cell>
          <table:table-cell/>
        </table:table-row>
        <table:table-row table:style-name="ro5">
          <table:table-cell table:style-name="ce3"/>
          <table:table-cell office:value-type="string">
            <text:p>Hírközlési építmények tervezési szakterület</text:p>
          </table:table-cell>
          <table:table-cell office:value-type="string">
            <text:p>HI</text:p>
          </table:table-cell>
          <table:table-cell office:value-type="string">
            <text:p>részszakterület szerint</text:p>
          </table:table-cell>
          <table:table-cell office:value-type="string">
            <text:p>részszakterület szerint</text:p>
          </table:table-cell>
          <table:table-cell table:style-name="ce3"/>
          <table:table-cell/>
        </table:table-row>
        <table:table-row table:style-name="ro10">
          <table:table-cell table:style-name="ce3"/>
          <table:table-cell office:value-type="string">
            <text:p>Hírközlési építmények tervezési szakterület vezetékes hírközlési építmények tervezési részszakterület</text:p>
          </table:table-cell>
          <table:table-cell office:value-type="string">
            <text:p>HI-V</text:p>
          </table:table-cell>
          <table:table-cell office:value-type="string">
            <text:p>Vezetékes infokommunikációs rendszerek és hálózatok, önálló vagy együttes rendszerekben, helyközi és helyi jellegű viszonylatokban, valamint fix telepítésű informatikai rendszerek és hálózatok tervezése. Az elhelyezéshez szükséges alépítmények és műtárgyak, földfeletti tartószerkezetek tervezése.</text:p>
          </table:table-cell>
          <table:table-cell office:value-type="string">
            <text:p>okleveles villamosmérnök, </text:p>
            <text:p>okleveles mérnök </text:p>
            <text:p>informatikus,</text:p>
            <text:p/>
            <text:p>villamosmérnök, </text:p>
            <text:p>mérnökinformatikus</text:p>
          </table:table-cell>
          <table:table-cell office:value-type="string">
            <text:p>3 év </text:p>
            <text:p/>
            <text:p/>
            <text:p/>
            <text:p>5 év</text:p>
          </table:table-cell>
          <table:table-cell/>
        </table:table-row>
        <table:table-row table:style-name="ro10">
          <table:table-cell table:style-name="ce3"/>
          <table:table-cell office:value-type="string">
            <text:p>Hírközlési építmények tervezési szakterület vezeték nélküli hírközlési építmények tervezési részszakterület</text:p>
          </table:table-cell>
          <table:table-cell office:value-type="string">
            <text:p>HI-VN</text:p>
          </table:table-cell>
          <table:table-cell office:value-type="string">
            <text:p>Vezeték nélküli infokommunikációs rendszerek és hálózatok, önálló vagy együttes rendszerekben, helyközi és helyi jellegű viszonylatokban, ezek építményeinek tervezése.</text:p>
          </table:table-cell>
          <table:table-cell office:value-type="string">
            <text:p>okleveles villamosmérnök, </text:p>
            <text:p>okleveles mérnök </text:p>
            <text:p>informatikus, </text:p>
            <text:p/>
            <text:p>villamosmérnök, </text:p>
            <text:p>mérnökinformatikus</text:p>
          </table:table-cell>
          <table:table-cell office:value-type="string">
            <text:p>3 év </text:p>
            <text:p/>
            <text:p/>
            <text:p/>
            <text:p>5 év</text:p>
          </table:table-cell>
          <table:table-cell/>
        </table:table-row>
        <table:table-row table:style-name="ro5">
          <table:table-cell table:style-name="ce3"/>
          <table:table-cell office:value-type="string">
            <text:p>Vízgazdálkodási építmények tervezési szakterület</text:p>
          </table:table-cell>
          <table:table-cell office:value-type="string">
            <text:p>VZ</text:p>
          </table:table-cell>
          <table:table-cell office:value-type="string">
            <text:p>részszakterület szerint</text:p>
          </table:table-cell>
          <table:table-cell office:value-type="string">
            <text:p>részszakterület szerint</text:p>
          </table:table-cell>
          <table:table-cell table:style-name="ce3"/>
          <table:table-cell/>
        </table:table-row>
        <table:table-row table:style-name="ro1">
          <table:table-cell table:style-name="ce3"/>
          <table:table-cell office:value-type="string">
            <text:p>Vízgazdálkodási építmények tervezési szakterület települési víziközmű tervezési részszakterület</text:p>
          </table:table-cell>
          <table:table-cell office:value-type="string">
            <text:p>VZ-TEL</text:p>
          </table:table-cell>
          <table:table-cell office:value-type="string">
            <text:p>Települési vízgazdálkodási építmények (ivó- és ipari vízellátás, víztisztítás, fürdő és uszoda víztechnológia építményei, szennyvízelvezetés, szennyvíztisztítás, települési csapadékvíz elvezetés építmények) tervezése.</text:p>
          </table:table-cell>
          <table:table-cell office:value-type="string">
            <text:p>okleveles építőmérnök,</text:p>
            <text:p/>
            <text:p>építőmérnök, </text:p>
            <text:p>vízépítési üzemmérnök</text:p>
          </table:table-cell>
          <table:table-cell office:value-type="string">
            <text:p>3 év </text:p>
            <text:p/>
            <text:p>5 év</text:p>
          </table:table-cell>
          <table:table-cell/>
        </table:table-row>
        <table:table-row table:style-name="ro8">
          <table:table-cell table:style-name="ce3"/>
          <table:table-cell office:value-type="string">
            <text:p>Vízgazdálkodási építmények tervezési szakterület területi vízgazdálkodás építmények tervezési részszakterület</text:p>
          </table:table-cell>
          <table:table-cell office:value-type="string">
            <text:p>VZ-TER</text:p>
          </table:table-cell>
          <table:table-cell office:value-type="string">
            <text:p>Területi vízgazdálkodás építmények (ár- és belvízmentesítés, öntözés, vízépítési nagyműtárgyak, térségi vízgazdálkodási rendszerek építmények) tervezése.</text:p>
          </table:table-cell>
          <table:table-cell office:value-type="string">
            <text:p>okleveles építőmérnök,</text:p>
            <text:p/>
            <text:p>építőmérnök, </text:p>
            <text:p>vízépítési üzemmérnök</text:p>
          </table:table-cell>
          <table:table-cell office:value-type="string">
            <text:p>3 év </text:p>
            <text:p/>
            <text:p>5 év</text:p>
          </table:table-cell>
          <table:table-cell/>
        </table:table-row>
        <table:table-row table:style-name="ro8">
          <table:table-cell table:style-name="ce3"/>
          <table:table-cell office:value-type="string">
            <text:p>Vízgazdálkodási építmények tervezési szakterület vízkészlet gazdálkodás építmények tervezési részszakterület</text:p>
          </table:table-cell>
          <table:table-cell office:value-type="string">
            <text:p>VZ-VKG</text:p>
          </table:table-cell>
          <table:table-cell office:value-type="string">
            <text:p>Vízkészlet gazdálkodás építmények, vízrajz, vízfeltárás kútfúrás, vízbázis-védelem, vízminőségi kárelhárítás építményei tervezése, valamint az ezek alapját képező hidraulikai, hidrodinamikai, hidrológiai, vízgyűjtő-gazdálkodási tervezés.</text:p>
          </table:table-cell>
          <table:table-cell office:value-type="string">
            <text:p>okleveles építőmérnök,</text:p>
            <text:p/>
            <text:p>építőmérnök, </text:p>
            <text:p>vízépítési üzemmérnök</text:p>
          </table:table-cell>
          <table:table-cell office:value-type="string">
            <text:p>3 év </text:p>
            <text:p/>
            <text:p>5 év</text:p>
          </table:table-cell>
          <table:table-cell/>
        </table:table-row>
        <table:table-row table:style-name="ro3">
          <table:table-cell table:style-name="ce3"/>
          <table:table-cell office:value-type="string">
            <text:p>Bányászati építmények tervezési szakterület</text:p>
          </table:table-cell>
          <table:table-cell office:value-type="string">
            <text:p>B</text:p>
          </table:table-cell>
          <table:table-cell office:value-type="string">
            <text:p>Szilárdásványi nyersanyagok bányászatával kapcsolatos bányászati létesítmények, műtárgyak, bányaművelési üzemi technológiai és üzemeltetési tervei, nem bányászati célú, bányászati módszerekkel épülő földalatti létesítmények, közmű és közlekedési célú alagutak tervezése.</text:p>
          </table:table-cell>
          <table:table-cell office:value-type="string">
            <text:p>okleveles bánya- és geotechnika mérnök</text:p>
          </table:table-cell>
          <table:table-cell office:value-type="string">
            <text:p>3 év</text:p>
          </table:table-cell>
          <table:table-cell/>
        </table:table-row>
        <table:table-row table:style-name="ro4">
          <table:table-cell table:style-name="ce3"/>
          <table:table-cell office:value-type="string">
            <text:p>Gáz- és olajipari építmények tervezési szakterület</text:p>
          </table:table-cell>
          <table:table-cell office:value-type="string">
            <text:p>GO</text:p>
          </table:table-cell>
          <table:table-cell office:value-type="string">
            <text:p>Kőolaj- és földgáz bányászatához, valamint ezek és a kőolajtermékek szállításához, feldolgozásához, tárolásához szükséges építmények és vezetékhálózat, cseppfolyós gáz tárolás és töltés építményei, vezetékes földgáz és PB-gáz elosztás, egyéb természetben képződő vagy mesterségesen előállított gázok továbbítására szolgáló építmények tervezése.</text:p>
          </table:table-cell>
          <table:table-cell office:value-type="string">
            <text:p>okleveles gáz- és olajipari mérnök</text:p>
          </table:table-cell>
          <table:table-cell office:value-type="string">
            <text:p>3 év</text:p>
          </table:table-cell>
          <table:table-cell/>
        </table:table-row>
        <table:table-row table:style-name="ro5">
          <table:table-cell table:style-name="ce3"/>
          <table:table-cell office:value-type="string">
            <text:p>Energiaellátási építmények tervezési szakterület</text:p>
          </table:table-cell>
          <table:table-cell office:value-type="string">
            <text:p>EN</text:p>
          </table:table-cell>
          <table:table-cell office:value-type="string">
            <text:p>részszakterület szerint</text:p>
          </table:table-cell>
          <table:table-cell office:value-type="string">
            <text:p>részszakterület szerint</text:p>
          </table:table-cell>
          <table:table-cell table:style-name="ce3"/>
          <table:table-cell/>
        </table:table-row>
        <table:table-row table:style-name="ro8">
          <table:table-cell table:style-name="ce3"/>
          <table:table-cell office:value-type="string">
            <text:p>Energiaellátási építmények tervezési szakterület hőenergetikai építmények tervezési részszakterület</text:p>
          </table:table-cell>
          <table:table-cell office:value-type="string">
            <text:p>EN-HŐ</text:p>
          </table:table-cell>
          <table:table-cell office:value-type="string">
            <text:p>Hőenergetikai előállító-átalakító és -tároló rendszerek építményeinek és berendezéseinek tervezése, energiaátviteli, elosztó és szolgáltató rendszerek építményeinek tervezése.</text:p>
          </table:table-cell>
          <table:table-cell office:value-type="string">
            <text:p>okleveles szakirányú gépészmérnök, </text:p>
            <text:p>okleveles villamosmérnök, </text:p>
            <text:p>okleveles energetikai mérnök,</text:p>
          </table:table-cell>
          <table:table-cell office:value-type="string">
            <text:p>3 év</text:p>
          </table:table-cell>
          <table:table-cell/>
        </table:table-row>
        <table:table-row table:style-name="ro8">
          <table:table-cell table:style-name="ce3"/>
          <table:table-cell office:value-type="string">
            <text:p>Energiaellátási építmények tervezési szakterület villamosenergetikai építmények tervezési részszakterület</text:p>
          </table:table-cell>
          <table:table-cell office:value-type="string">
            <text:p>EN-VI</text:p>
          </table:table-cell>
          <table:table-cell office:value-type="string">
            <text:p>Villamosenergetikai előállító-átalakító és -tároló rendszerek építményeinek és berendezéseinek, energiaátviteli, elosztó és szolgáltató rendszerek építményeinek tervezése.</text:p>
          </table:table-cell>
          <table:table-cell office:value-type="string">
            <text:p>gépészmérnök, villamosmérnök, </text:p>
            <text:p>energetikai mérnök,</text:p>
          </table:table-cell>
          <table:table-cell office:value-type="string">
            <text:p>5 év</text:p>
          </table:table-cell>
          <table:table-cell/>
        </table:table-row>
        <table:table-row table:style-name="ro8">
          <table:table-cell table:style-name="ce3"/>
          <table:table-cell office:value-type="string">
            <text:p>Energiaellátási építmények tervezési szakterület megújuló energia építmények tervezési részszakterület</text:p>
          </table:table-cell>
          <table:table-cell office:value-type="string">
            <text:p>EN-ME</text:p>
          </table:table-cell>
          <table:table-cell office:value-type="string">
            <text:p>Megújuló energia építmények tervezése: geotermikus, napkollektoros, fotovillamos, biomassza és biogáz, szélerőművek, vízerőművek energetikai előállító-átalakító és -tároló rendszerek építményeinek és berendezéseinek tervezése, energiaátviteli, elosztó és szolgáltató rendszerek építményeinek tervezése.</text:p>
          </table:table-cell>
          <table:table-cell table:style-name="ce3" table:number-columns-repeated="2"/>
          <table:table-cell/>
        </table:table-row>
        <table:table-row table:style-name="ro1">
          <table:table-cell table:style-name="ce3"/>
          <table:table-cell office:value-type="string">
            <text:p>Energiaellátási építmények tervezési szakterület atomenergia építmények tervezési részszakterület</text:p>
          </table:table-cell>
          <table:table-cell office:value-type="string">
            <text:p>EN-A</text:p>
          </table:table-cell>
          <table:table-cell office:value-type="string">
            <text:p>Atomenergia alkalmazására szolgáló építmények tervezése.</text:p>
          </table:table-cell>
          <table:table-cell office:value-type="string">
            <text:p>okleveles szerkezet-</text:p>
            <text:p>építőmérnök, </text:p>
            <text:p>okleveles építészmérnök (tartószerkezeti kreditteljesítéssel)</text:p>
          </table:table-cell>
          <table:table-cell office:value-type="string">
            <text:p>7 év</text:p>
          </table:table-cell>
          <table:table-cell/>
        </table:table-row>
        <table:table-row table:style-name="ro2">
          <table:table-cell table:style-name="ce3"/>
          <table:table-cell office:value-type="string">
            <text:p>Hídszerkezeti tervezési szakterület</text:p>
          </table:table-cell>
          <table:table-cell office:value-type="string">
            <text:p>HT</text:p>
          </table:table-cell>
          <table:table-cell office:value-type="string">
            <text:p>Építmények tartószerkezeteinek mechanikai ellenállás és stabilitásra történő tervezése, beleértve a földrengés és tűzhatásra történő tervezést, híd- és különleges szerkezetek tervezése.</text:p>
          </table:table-cell>
          <table:table-cell office:value-type="string">
            <text:p>okleveles szerkezet- </text:p>
            <text:p>építőmérnök </text:p>
            <text:p>(emelt szintű szakirányú kredit-tartalommal)</text:p>
          </table:table-cell>
          <table:table-cell office:value-type="string">
            <text:p>7 év</text:p>
          </table:table-cell>
          <table:table-cell/>
        </table:table-row>
        <table:table-row table:style-name="ro11">
          <table:table-cell table:style-name="ce2" office:value-type="string">
            <text:p>Szakági műszaki tervezési terület</text:p>
          </table:table-cell>
          <table:table-cell office:value-type="string">
            <text:p>Tartószerkezeti tervezési szakterület</text:p>
          </table:table-cell>
          <table:table-cell office:value-type="string">
            <text:p>T</text:p>
          </table:table-cell>
          <table:table-cell office:value-type="string">
            <text:p>Építmények tartószerkezeteinek mechanikai ellenállás és stabilitásra történő tervezése, beleértve a földrengés és tűzhatásra történő tervezést.</text:p>
          </table:table-cell>
          <table:table-cell office:value-type="string">
            <text:p>okleveles szerkezet- </text:p>
            <text:p>építőmérnök</text:p>
          </table:table-cell>
          <table:table-cell office:value-type="string">
            <text:p>5 év</text:p>
          </table:table-cell>
          <table:table-cell/>
        </table:table-row>
        <table:table-row table:style-name="ro12">
          <table:table-cell table:style-name="ce3"/>
          <table:table-cell office:value-type="string">
            <text:p>Tartószerkezeti tervezési szakterület épületektartószerkezeti tervezési részszakterület</text:p>
          </table:table-cell>
          <table:table-cell office:value-type="string">
            <text:p>T-É</text:p>
          </table:table-cell>
          <table:table-cell office:value-type="string">
            <text:p>Épületek tartószerkezeteinek mechanikai ellenállás és stabilitásra történő tervezése.</text:p>
          </table:table-cell>
          <table:table-cell office:value-type="string">
            <text:p>okleveles építészmérnök </text:p>
            <text:p>(épületek tartószerkezeti kredit-teljesítéssel)</text:p>
          </table:table-cell>
          <table:table-cell office:value-type="string">
            <text:p>5 év</text:p>
          </table:table-cell>
          <table:table-cell/>
        </table:table-row>
        <table:table-row table:style-name="ro13">
          <table:table-cell table:style-name="ce3"/>
          <table:table-cell office:value-type="string">
            <text:p>Építmények gépészeti tervezési szakterület</text:p>
          </table:table-cell>
          <table:table-cell office:value-type="string">
            <text:p>G</text:p>
          </table:table-cell>
          <table:table-cell office:value-type="string">
            <text:p>Épületek vízellátó, valamint szenny- és csapadékvíz-elvezető hálózatai és berendezései, épületek gázellátó, hőellátó rendszerei, berendezései, energiaellátó központok tervezése, épület energiagazdálkodás tervezése, hűtési és hőszivattyús, lég- és klímatechnikai rendszerek, a környezeti (megújuló) energiák hasznosításával kapcsolatos rendszerek, fürdő és uszoda gépészeti rendszerek tervezése.</text:p>
          </table:table-cell>
          <table:table-cell office:value-type="string">
            <text:p>okleveles gépészmérnök </text:p>
            <text:p>épületgépész szakirány, </text:p>
            <text:p>okleveles energetikai </text:p>
            <text:p>mérnök épületgépész </text:p>
            <text:p>szakirány, okleveles </text:p>
            <text:p>létesítménymérnök </text:p>
            <text:p>épületgépész szakirány, </text:p>
            <text:p/>
            <text:p>gépészmérnök épületgépészeti szakirány, épületgépész mérnök</text:p>
          </table:table-cell>
          <table:table-cell office:value-type="string">
            <text:p>3 év </text:p>
            <text:p/>
            <text:p/>
            <text:p/>
            <text:p/>
            <text:p/>
            <text:p/>
            <text:p/>
            <text:p>5 év</text:p>
          </table:table-cell>
          <table:table-cell/>
        </table:table-row>
        <table:table-row table:style-name="ro1">
          <table:table-cell table:style-name="ce3"/>
          <table:table-cell office:value-type="string">
            <text:p>Építmények gépészeti tervezési szakterület épületfizikai tervezési részszakterület</text:p>
          </table:table-cell>
          <table:table-cell office:value-type="string">
            <text:p>G-ÉF</text:p>
          </table:table-cell>
          <table:table-cell office:value-type="string">
            <text:p>Épületfizikai (hő-, hang-, rezgés elleni védelmi) tervezés, helyszíni körülmények mérése, sajátosságok felmérése, kiindulási adatok rögzítése - hőszigetelése, nedvesség viszonyok, légáteresztés megítélése, akusztikai minőségek, szerkezetek, hangszigetelések különböző eseteinek elemzése, épületek, épületrészek, különböző szerkezetek komplex vizsgálatai, méretezései, szerkezeti kialakításai, megoldások tervezése.</text:p>
          </table:table-cell>
          <table:table-cell office:value-type="string">
            <text:p>okleveles építészmérnök, </text:p>
            <text:p>okleveles szerkezetépítő </text:p>
            <text:p>mérnök, </text:p>
            <text:p>okleveles gépészmérnök</text:p>
          </table:table-cell>
          <table:table-cell office:value-type="string">
            <text:p>3 év</text:p>
          </table:table-cell>
          <table:table-cell/>
        </table:table-row>
        <table:table-row table:style-name="ro12">
          <table:table-cell table:style-name="ce3"/>
          <table:table-cell office:value-type="string">
            <text:p>Építményvillamossági tervezési szakterület</text:p>
          </table:table-cell>
          <table:table-cell office:value-type="string">
            <text:p>V</text:p>
          </table:table-cell>
          <table:table-cell office:value-type="string">
            <text:p>Építmények és szabad terek közép- és kisfeszültségű rendszereinek (kül- és beltéri világítás, villámvédelem, folyamatirányítás, építményautomatika, távközlési és informatikai hálózat, villamos energiaellátó rendszerek a fogyasztói oldaltól a közcélú csatlakozási pontig) tervezése.</text:p>
          </table:table-cell>
          <table:table-cell office:value-type="string">
            <text:p>okleveles villamosmérnök, </text:p>
            <text:p/>
            <text:p>villamosmérnök épületvillamossági szakirány</text:p>
          </table:table-cell>
          <table:table-cell office:value-type="string">
            <text:p>3 év </text:p>
            <text:p/>
            <text:p>5 év</text:p>
          </table:table-cell>
          <table:table-cell/>
        </table:table-row>
        <table:table-row table:style-name="ro12">
          <table:table-cell table:style-name="ce3"/>
          <table:table-cell office:value-type="string">
            <text:p>Geotechnikai tervezési szakterület</text:p>
          </table:table-cell>
          <table:table-cell office:value-type="string">
            <text:p>GT</text:p>
          </table:table-cell>
          <table:table-cell office:value-type="string">
            <text:p>Talajvizsgálati jelentések készítése, földművek, sziklamunkák, víztelenítés, talajjavítás, talajerősítés tervezése, talajdinamika, dinamikus hatásoknak kitett szerkezetek tervezése, földalatti műtárgyak, mély munkagödrök, talajhorgonyzások támszerkezetek tervezése, geotechnikai szerkezetek mérése, próbaterhelése, geotechnikai monitoring.</text:p>
          </table:table-cell>
          <table:table-cell office:value-type="string">
            <text:p>okleveles építőmérnök </text:p>
            <text:p>szerkezet szakirány, okleveles építőmérnök geotechnika szakirány</text:p>
          </table:table-cell>
          <table:table-cell office:value-type="string">
            <text:p>3 év</text:p>
          </table:table-cell>
          <table:table-cell table:style-name="Default"/>
        </table:table-row>
        <table:table-row table:style-name="ro12">
          <table:table-cell table:style-name="ce1"/>
          <table:table-cell office:value-type="string">
            <text:p>Magasépítési szakterület</text:p>
          </table:table-cell>
          <table:table-cell office:value-type="string">
            <text:p>ME-É</text:p>
          </table:table-cell>
          <table:table-cell office:value-type="string">
            <text:p>Az általános építmények építésére, átalakítására, bővítésére, felújítására, helyreállítására, korszerűsítésére, lebontására, elmozdítására irányuló építési munkák teljes körű építési műszaki ellenőrzése.</text:p>
            <text:p>Az ellenőrzés az Épkiv. 22. § (3) bekezdés c)-d) pontjában meghatározott szakági munkára nem vonatkozik.</text:p>
          </table:table-cell>
          <table:table-cell office:value-type="string">
            <text:p>okleveles építőmérnök, </text:p>
            <text:p>okleveles építészmérnök,</text:p>
            <text:p/>
            <text:p>építőmérnök, építészmérnök</text:p>
          </table:table-cell>
          <table:table-cell office:value-type="string">
            <text:p>3 év</text:p>
            <text:p/>
            <text:p/>
            <text:p>4 év</text:p>
          </table:table-cell>
          <table:table-cell table:style-name="Default"/>
        </table:table-row>
        <table:table-row table:style-name="ro3">
          <table:table-cell/>
          <table:table-cell office:value-type="string">
            <text:p>Mélyépítési és mélyépítési műtárgyak szakterület</text:p>
          </table:table-cell>
          <table:table-cell office:value-type="string">
            <text:p>ME-M</text:p>
          </table:table-cell>
          <table:table-cell office:value-type="string">
            <text:p>A magasépítési szakterületnél meghatározott építményhez szerkezetileg vagy funkciójában kapcsolódó alapozási, szennyvíztisztítási, szennyvíztárolási, szivárgó, víztelenítési, műtárgyépítési, föld- és tereprendezési, valamint felszíni vízelvezetési munkáinak ellenőrzése.</text:p>
          </table:table-cell>
          <table:table-cell office:value-type="string">
            <text:p>okleveles építőmérnök, </text:p>
            <text:p/>
            <text:p>építőmérnök</text:p>
          </table:table-cell>
          <table:table-cell office:value-type="string">
            <text:p>3 év </text:p>
            <text:p/>
            <text:p>4 év</text:p>
          </table:table-cell>
          <table:table-cell/>
        </table:table-row>
        <table:table-row table:style-name="ro8">
          <table:table-cell/>
          <table:table-cell office:value-type="string">
            <text:p>Építménygépészeti szakterület</text:p>
          </table:table-cell>
          <table:table-cell office:value-type="string">
            <text:p>ME-G</text:p>
          </table:table-cell>
          <table:table-cell office:value-type="string">
            <text:p>Építmények fűtési, szellőzési, valamint az építményen, illetőleg telekhatáron belüli vízellátási, csatornázási és gázhálózat szerelési munkáinak ellenőrzése a mérőóráig.</text:p>
          </table:table-cell>
          <table:table-cell office:value-type="string">
            <text:p>okleveles gépészmérnök épületgépész szakirány, létesítmény mérnök, </text:p>
            <text:p/>
            <text:p>gépészmérnök épületgépészeti szakirány</text:p>
          </table:table-cell>
          <table:table-cell office:value-type="string">
            <text:p>3 év </text:p>
            <text:p/>
            <text:p/>
            <text:p/>
            <text:p>4 év</text:p>
          </table:table-cell>
          <table:table-cell/>
        </table:table-row>
        <table:table-row table:style-name="ro4">
          <table:table-cell/>
          <table:table-cell office:value-type="string">
            <text:p>Építményvillamossági szakterület</text:p>
          </table:table-cell>
          <table:table-cell office:value-type="string">
            <text:p>ME-V</text:p>
          </table:table-cell>
          <table:table-cell office:value-type="string">
            <text:p>Építmények és szabad terek közép- és kisfeszültségű rendszerei (kül- és beltéri világítás, villámvédelem, folyamatirányítás, építményautomatika, távközlési és informatikai hálózat, villamos energiaellátó rendszerek szerelési munkáinak műszaki ellenőrzése a fogyasztói oldaltól a közcélú csatlakozási pontig)</text:p>
          </table:table-cell>
          <table:table-cell office:value-type="string">
            <text:p>okleveles villamosmérnök, </text:p>
            <text:p/>
            <text:p>villamosmérnök</text:p>
          </table:table-cell>
          <table:table-cell office:value-type="string">
            <text:p>3 év </text:p>
            <text:p/>
            <text:p>4 év</text:p>
          </table:table-cell>
          <table:table-cell table:style-name="Default"/>
        </table:table-row>
        <table:table-row table:style-name="ro4">
          <table:table-cell/>
          <table:table-cell office:value-type="string">
            <text:p>Közlekedési építmények szakterület</text:p>
          </table:table-cell>
          <table:table-cell office:value-type="string">
            <text:p>ME-KÉ</text:p>
          </table:table-cell>
          <table:table-cell office:value-type="string">
            <text:p>Közúti, vasúti (közúti villamos vasút, földalatti vasút is), légi közlekedési, hajózási építmények (így különösen annak műtárgyai: híd, áteresz, alagút, aluljáró, támfal) berendezései, tartozékai, vízelvezetése és zajvédelme építési munkáinak műszaki ellenőrzése korlátozás nélkül.</text:p>
          </table:table-cell>
          <table:table-cell office:value-type="string">
            <text:p>okleveles építőmérnök,</text:p>
            <text:p>építőmérnök, </text:p>
            <text:p>mélyépítő-, </text:p>
            <text:p>közlekedés építőmérnök</text:p>
          </table:table-cell>
          <table:table-cell office:value-type="string">
            <text:p>3 év</text:p>
            <text:p/>
            <text:p/>
            <text:p>4 év</text:p>
          </table:table-cell>
          <table:table-cell/>
        </table:table-row>
        <table:table-row table:style-name="ro12">
          <table:table-cell/>
          <table:table-cell office:value-type="string">
            <text:p>Közlekedési építmények szakterület vasút-villamossági építmények részszakterület</text:p>
          </table:table-cell>
          <table:table-cell office:value-type="string">
            <text:p>ME-KÉ-VV</text:p>
          </table:table-cell>
          <table:table-cell office:value-type="string">
            <text:p>Vasúti-villamossági építmények (vasút-villamosítás, villamosenergia-ellátás, energia távvezérlés villamossági berendezések létesítése) építési munkáinak</text:p>
            <text:p>műszaki ellenőrzése korlátozás nélkül.</text:p>
          </table:table-cell>
          <table:table-cell office:value-type="string">
            <text:p>okleveles villamosmérnök,</text:p>
            <text:p/>
            <text:p>villamosmérnök</text:p>
          </table:table-cell>
          <table:table-cell office:value-type="string">
            <text:p>3 év</text:p>
            <text:p/>
            <text:p>4 év</text:p>
          </table:table-cell>
          <table:table-cell/>
        </table:table-row>
        <table:table-row table:style-name="ro11">
          <table:table-cell/>
          <table:table-cell office:value-type="string">
            <text:p>Hírközlési építmények szakterület</text:p>
          </table:table-cell>
          <table:table-cell office:value-type="string">
            <text:p>ME-HI</text:p>
          </table:table-cell>
          <table:table-cell office:value-type="string">
            <text:p>részszakterület szerint</text:p>
          </table:table-cell>
          <table:table-cell office:value-type="string">
            <text:p>részszakterület szerint</text:p>
          </table:table-cell>
          <table:table-cell table:style-name="ce3"/>
          <table:table-cell/>
        </table:table-row>
        <table:table-row table:style-name="ro12">
          <table:table-cell/>
          <table:table-cell office:value-type="string">
            <text:p>Hírközlési építmények szakterület vezetékes hírközlési építmények részszakterület</text:p>
          </table:table-cell>
          <table:table-cell office:value-type="string">
            <text:p>ME-HI-TÉ</text:p>
          </table:table-cell>
          <table:table-cell office:value-type="string">
            <text:p>Az elektronikus hírközlési építmények, rendszerek létesítésének, felújításának és</text:p>
            <text:p>átalakításának, bontásának építési műszaki ellenőrzése korlátozás nélkül.</text:p>
          </table:table-cell>
          <table:table-cell office:value-type="string">
            <text:p>okleveles villamosmérnök,</text:p>
            <text:p/>
            <text:p>villamosmérnök</text:p>
          </table:table-cell>
          <table:table-cell office:value-type="string">
            <text:p>3 év</text:p>
            <text:p/>
            <text:p>4 év</text:p>
          </table:table-cell>
          <table:table-cell/>
        </table:table-row>
        <table:table-row table:style-name="ro1">
          <table:table-cell/>
          <table:table-cell office:value-type="string">
            <text:p>Hírközlési építmények szakterület vezeték nélküli hírközlési építmények részszakterület</text:p>
          </table:table-cell>
          <table:table-cell office:value-type="string">
            <text:p>ME-HI-TV</text:p>
          </table:table-cell>
          <table:table-cell office:value-type="string">
            <text:p>A hírközléshez szükséges olyan sajátos építmények villamos szerelési munkái,</text:p>
            <text:p>amelyek magukban foglalják a vezetékeket, a vezetékekkel és vezeték nélküli összeköttetésekkel összefüggő műtárgyakat.</text:p>
          </table:table-cell>
          <table:table-cell office:value-type="string">
            <text:p>okleveles villamosmérnök,</text:p>
            <text:p/>
            <text:p>villamosmérnök</text:p>
          </table:table-cell>
          <table:table-cell office:value-type="string">
            <text:p>3 év</text:p>
            <text:p/>
            <text:p>4 év</text:p>
          </table:table-cell>
          <table:table-cell/>
        </table:table-row>
        <table:table-row table:style-name="ro1">
          <table:table-cell/>
          <table:table-cell office:value-type="string">
            <text:p>Vízgazdálkodási építmények szakterület</text:p>
          </table:table-cell>
          <table:table-cell office:value-type="string">
            <text:p>ME-VZ</text:p>
          </table:table-cell>
          <table:table-cell office:value-type="string">
            <text:p>Vízgazdálkodási építmények építésének műszaki ellenőrzése korlátozás nélkül</text:p>
          </table:table-cell>
          <table:table-cell office:value-type="string">
            <text:p>okleveles építőmérnök,</text:p>
            <text:p>okleveles vízmérnök,</text:p>
            <text:p/>
            <text:p>építőmérnök, </text:p>
            <text:p>vízmérnök </text:p>
            <text:p>vízépítő mérnök</text:p>
          </table:table-cell>
          <table:table-cell office:value-type="string">
            <text:p>3 év</text:p>
            <text:p/>
            <text:p/>
            <text:p>5 év</text:p>
          </table:table-cell>
          <table:table-cell/>
        </table:table-row>
        <table:table-row table:style-name="ro14">
          <table:table-cell/>
          <table:table-cell office:value-type="string">
            <text:p>Bányászati építmények szakterület</text:p>
          </table:table-cell>
          <table:table-cell office:value-type="string">
            <text:p>ME-B</text:p>
          </table:table-cell>
          <table:table-cell office:value-type="string">
            <text:p>Szilárdásványi nyersanyagok bányászatával, kőolaj- és földgázbányászatával</text:p>
            <text:p>kapcsolatos, valamint hévízbányászati (termálvíz) építmények építésének műszaki ellenőrzése.</text:p>
          </table:table-cell>
          <table:table-cell office:value-type="string">
            <text:p>okleveles bánya- és geotechnikai mérnök, </text:p>
            <text:p>okleveles gáz- és olajipari mérnök, </text:p>
            <text:p>okleveles bányagépészmérnök, </text:p>
            <text:p>okleveles előkészítéstechnika mérnök,</text:p>
            <text:p>okleveles gépészmérnök,</text:p>
            <text:p/>
            <text:p>bánya- és geotechnikai mérnök,</text:p>
            <text:p>földtudomány mérnök</text:p>
            <text:p>gáz- és olajipari mérnök</text:p>
          </table:table-cell>
          <table:table-cell office:value-type="string">
            <text:p>3 év</text:p>
            <text:p/>
            <text:p/>
            <text:p/>
            <text:p/>
            <text:p/>
            <text:p/>
            <text:p/>
            <text:p>4 év</text:p>
          </table:table-cell>
          <table:table-cell/>
        </table:table-row>
        <table:table-row table:style-name="ro15">
          <table:table-cell/>
          <table:table-cell office:value-type="string">
            <text:p>Szénhidrogén-szállító vezetékek, gázelosztó vezetékek, célvezetékek, egyéb gáz és gáztermékvezetékek, propán-bután töltő telepek és tartozékainak építése szakterület</text:p>
          </table:table-cell>
          <table:table-cell office:value-type="string">
            <text:p>ME-GO</text:p>
          </table:table-cell>
          <table:table-cell office:value-type="string">
            <text:p>Szénhidrogén-szállító vezetékek, gázelosztó vezetékek, célvezetékek, egyéb gáz és gáztermék vezetékek, propán-bután töltő telepek és tartozékainak építésének műszaki ellenőrzése.</text:p>
          </table:table-cell>
          <table:table-cell office:value-type="string">
            <text:p>okleveles gáz- és olajipari mérnök,</text:p>
            <text:p>gáz- és olajipari mérnök</text:p>
            <text:p>okleveles gépészmérnök</text:p>
          </table:table-cell>
          <table:table-cell office:value-type="string">
            <text:p>3 év</text:p>
          </table:table-cell>
          <table:table-cell/>
        </table:table-row>
        <table:table-row table:style-name="ro12">
          <table:table-cell/>
          <table:table-cell office:value-type="string">
            <text:p>Energiaellátási építmények szakterület</text:p>
          </table:table-cell>
          <table:table-cell office:value-type="string">
            <text:p>ME-EN</text:p>
          </table:table-cell>
          <table:table-cell office:value-type="string">
            <text:p>Energetikai, szénhidrogén-ipari építmények építésének műszaki ellenőrzése korlátozás nélkül.</text:p>
          </table:table-cell>
          <table:table-cell office:value-type="string">
            <text:p>okleveles gépészmérnök, </text:p>
            <text:p>okleveles energiamérnök</text:p>
            <text:p/>
            <text:p>gépészmérnök</text:p>
          </table:table-cell>
          <table:table-cell office:value-type="string">
            <text:p>3 év</text:p>
            <text:p/>
            <text:p/>
            <text:p>4 év</text:p>
          </table:table-cell>
          <table:table-cell/>
        </table:table-row>
        <table:table-row table:style-name="ro12">
          <table:table-cell/>
          <table:table-cell office:value-type="string">
            <text:p>Energiaellátási építmények szakterület vegyipari építményeinek építése részszakterület</text:p>
          </table:table-cell>
          <table:table-cell office:value-type="string">
            <text:p>ME-EN-VE</text:p>
          </table:table-cell>
          <table:table-cell office:value-type="string">
            <text:p>Vegyipari építmények építésének műszaki ellenőrzése.</text:p>
          </table:table-cell>
          <table:table-cell office:value-type="string">
            <text:p>okleveles vegyészmérnök,</text:p>
            <text:p/>
            <text:p>vegyészmérnök</text:p>
          </table:table-cell>
          <table:table-cell office:value-type="string">
            <text:p>3 év</text:p>
            <text:p/>
            <text:p>4 év</text:p>
          </table:table-cell>
          <table:table-cell/>
        </table:table-row>
        <table:table-row table:style-name="ro16">
          <table:table-cell/>
          <table:table-cell office:value-type="string">
            <text:p>Energiaellátási építmények szakterület távhő termelésre és szállításra szolgáló sajátos műszaki építmények építése részszakterület</text:p>
          </table:table-cell>
          <table:table-cell office:value-type="string">
            <text:p>ME-EN-TH</text:p>
          </table:table-cell>
          <table:table-cell office:value-type="string">
            <text:p>Föld feletti és föld alatti távhővezetékek, azok tartozékai és védőberendezései építésének műszaki ellenőrzése korlátozás nélkül.</text:p>
          </table:table-cell>
          <table:table-cell office:value-type="string">
            <text:p>okleveles gépészmérnök, </text:p>
            <text:p>okleveles energetikai mérnök,</text:p>
            <text:p/>
            <text:p>gépészmérnök, energetikai mérnök</text:p>
          </table:table-cell>
          <table:table-cell office:value-type="string">
            <text:p>3 év</text:p>
            <text:p/>
            <text:p/>
            <text:p>4 év</text:p>
          </table:table-cell>
          <table:table-cell/>
        </table:table-row>
        <table:table-row table:style-name="ro2">
          <table:table-cell/>
          <table:table-cell office:value-type="string">
            <text:p>Energiaellátási építmények szakterület villamosenergetikai részszakterület</text:p>
          </table:table-cell>
          <table:table-cell office:value-type="string">
            <text:p>ME-EN-VI</text:p>
          </table:table-cell>
          <table:table-cell office:value-type="string">
            <text:p>Föld feletti és föld alatti vezetékek, átalakító- és kapcsolóberendezések (nagy-, középfeszültség, kisfeszültségű hálózatoknál) építésének műszaki ellenőrzése korlátozás nélkül.</text:p>
          </table:table-cell>
          <table:table-cell office:value-type="string">
            <text:p>okleveles villamosmérnök,</text:p>
            <text:p/>
            <text:p>villamosmérnök</text:p>
          </table:table-cell>
          <table:table-cell office:value-type="string">
            <text:p>3 év</text:p>
            <text:p/>
            <text:p>4 év</text:p>
          </table:table-cell>
          <table:table-cell/>
        </table:table-row>
        <table:table-row table:style-name="ro2">
          <table:table-cell/>
          <table:table-cell office:value-type="string">
            <text:p>Energiaellátási építmények szakterület atomenergia építmények részszakterület</text:p>
          </table:table-cell>
          <table:table-cell office:value-type="string">
            <text:p>ME-EN-A</text:p>
          </table:table-cell>
          <table:table-cell office:value-type="string">
            <text:p>Atomenergia építmények építésének építési műszaki ellenőrzése</text:p>
          </table:table-cell>
          <table:table-cell office:value-type="string">
            <text:p>okleveles építőmérnök</text:p>
          </table:table-cell>
          <table:table-cell office:value-type="string">
            <text:p>5 év</text:p>
          </table:table-cell>
          <table:table-cell table:style-name="Default"/>
        </table:table-row>
        <table:table-row table:style-name="ro12">
          <table:table-cell table:style-name="ce1"/>
          <table:table-cell office:value-type="string">
            <text:p>Építési szakterület</text:p>
          </table:table-cell>
          <table:table-cell office:value-type="string">
            <text:p>MV-É</text:p>
          </table:table-cell>
          <table:table-cell office:value-type="string">
            <text:p>Általános építmények építésére, átalakítására, bővítésére, felújítására, helyreállítására, korszerűsítésére, lebontására, elmozdítására irányuló építési- szerelési munkák felelős műszaki vezetése.</text:p>
            <text:p>A műszaki vezetés az Épkiv. 22. § (3) bekezdés c)-d) pontjában meghatározott szakági munkára nem vonatkozik.</text:p>
          </table:table-cell>
          <table:table-cell office:value-type="string">
            <text:p>okleveles építészmérnök, </text:p>
            <text:p>okleveles építőmérnök, </text:p>
            <text:p/>
            <text:p>építészmérnök, építőmérnök,</text:p>
          </table:table-cell>
          <table:table-cell office:value-type="string">
            <text:p>3 év</text:p>
            <text:p/>
            <text:p/>
            <text:p>4 év</text:p>
          </table:table-cell>
          <table:table-cell/>
        </table:table-row>
        <table:table-row table:style-name="ro2">
          <table:table-cell table:style-name="ce1"/>
          <table:table-cell office:value-type="string">
            <text:p>Építési szakterület részszakterülete</text:p>
          </table:table-cell>
          <table:table-cell office:value-type="string">
            <text:p>MV-É-R</text:p>
          </table:table-cell>
          <table:table-cell office:value-type="string">
            <text:p>Az építési szakterület (MV-É) szerinti építési-szerelési munkák felelős műszaki vezetése az Épkiv. 22. § (1) bekezdés b) pont bc) alpontjában meghatározott méretet, jellemzőt meg nem haladó építmény esetén.</text:p>
          </table:table-cell>
          <table:table-cell office:value-type="string">
            <text:p>szakirányú építőipari technikusi, </text:p>
            <text:p>szakirányú építőipari szakközépiskola</text:p>
          </table:table-cell>
          <table:table-cell office:value-type="string">
            <text:p>5 év</text:p>
          </table:table-cell>
          <table:table-cell/>
        </table:table-row>
        <table:table-row table:style-name="ro3">
          <table:table-cell table:style-name="ce1"/>
          <table:table-cell office:value-type="string">
            <text:p>Építési szakterület</text:p>
            <text:p>műemléki</text:p>
            <text:p>részszakterülete</text:p>
          </table:table-cell>
          <table:table-cell office:value-type="string">
            <text:p>MV-É-M</text:p>
          </table:table-cell>
          <table:table-cell office:value-type="string">
            <text:p>Az építési szakterület (MV-É) szerinti építési-szerelési munkák felelős műszaki vezetése műemlék építmény esetén.</text:p>
          </table:table-cell>
          <table:table-cell office:value-type="string">
            <text:p>okleveles építészmérnök</text:p>
          </table:table-cell>
          <table:table-cell office:value-type="string">
            <text:p>5 év</text:p>
          </table:table-cell>
          <table:table-cell table:style-name="Default"/>
        </table:table-row>
        <table:table-row table:style-name="ro5">
          <table:table-cell/>
          <table:table-cell office:value-type="string">
            <text:p>Mélyépítési és mélyépítési műtárgyak szakterület</text:p>
          </table:table-cell>
          <table:table-cell office:value-type="string">
            <text:p>MV-M</text:p>
          </table:table-cell>
          <table:table-cell office:value-type="string">
            <text:p>Az építményhez szerkezetileg vagy funkciójában kapcsolódó alapozási, szennyvíztisztítási, szennyvíztárolási, szivárgó, víztelenítési, műtárgyépítési, föld- és tereprendezési, valamint felszíni vízelvezetési munkáinak felelős műszaki vezetése.</text:p>
          </table:table-cell>
          <table:table-cell office:value-type="string">
            <text:p>okleveles építőmérnök,</text:p>
            <text:p/>
            <text:p>építőmérnök</text:p>
          </table:table-cell>
          <table:table-cell office:value-type="string">
            <text:p>3 év</text:p>
            <text:p/>
            <text:p>4 év</text:p>
          </table:table-cell>
          <table:table-cell/>
        </table:table-row>
        <table:table-row table:style-name="ro16">
          <table:table-cell/>
          <table:table-cell office:value-type="string">
            <text:p>Építménygépészeti szakterület</text:p>
          </table:table-cell>
          <table:table-cell office:value-type="string">
            <text:p>MV-ÉG</text:p>
          </table:table-cell>
          <table:table-cell office:value-type="string">
            <text:p>Építmények fűtési, szellőzési, valamint az építményen, illetőleg telekhatáron belüli vízellátási, csatornázási és gázhálózat-szerelési központi, klímaberendezéseinek építés-szerelési munkáinak felelős műszaki vezetése a mérőóráig korlátozás nélkül.</text:p>
          </table:table-cell>
          <table:table-cell office:value-type="string">
            <text:p>okleveles gépészmérnök</text:p>
            <text:p>épületgépészeti szakirány, </text:p>
            <text:p>okleveles létesítmény mérnök épületgépészeti szakirány,</text:p>
            <text:p/>
            <text:p>gépészmérnök épületgépész szakirány</text:p>
          </table:table-cell>
          <table:table-cell office:value-type="string">
            <text:p>3 év</text:p>
            <text:p/>
            <text:p/>
            <text:p/>
            <text:p/>
            <text:p>4 év</text:p>
          </table:table-cell>
          <table:table-cell/>
        </table:table-row>
        <table:table-row table:style-name="ro2">
          <table:table-cell/>
          <table:table-cell office:value-type="string">
            <text:p>Építménygépészeti szakterület részszakterülete</text:p>
          </table:table-cell>
          <table:table-cell office:value-type="string">
            <text:p>MV-ÉG-R</text:p>
          </table:table-cell>
          <table:table-cell office:value-type="string">
            <text:p>Az építési szakterület részszakterületénél (MV-É-R) meghatározott építmények fűtési, szellőzési, valamint az építményen, illetőleg telekhatáron belüli vízellátási, csatornázási és gázhálózat-szerelési központi, klímaberendezéseinek építés-szerelési munkáinak felelős műszaki vezetése a mérőóráig.</text:p>
          </table:table-cell>
          <table:table-cell office:value-type="string">
            <text:p>szakirányú építőipari technikusi, </text:p>
            <text:p>szakirányú építőipari szakközépiskola</text:p>
          </table:table-cell>
          <table:table-cell office:value-type="string">
            <text:p>5 év</text:p>
          </table:table-cell>
          <table:table-cell/>
        </table:table-row>
        <table:table-row table:style-name="ro4">
          <table:table-cell/>
          <table:table-cell office:value-type="string">
            <text:p>Építményvillamossági szakterület</text:p>
          </table:table-cell>
          <table:table-cell office:value-type="string">
            <text:p>MV-ÉV</text:p>
          </table:table-cell>
          <table:table-cell office:value-type="string">
            <text:p>Építmények és szabad terek közép- és kisfeszültségű rendszerei (kül- és beltéri világítás, villámvédelem, folyamatirányítás, építményautomatika, távközlési és informatikai hálózat, villamos energiaellátó rendszerek a fogyasztói oldaltól a közcélú csatlakozási pontig) szerelési munkáinak felelős műszaki vezetése.</text:p>
          </table:table-cell>
          <table:table-cell office:value-type="string">
            <text:p>okleveles villamosmérnök,</text:p>
            <text:p/>
            <text:p>villamosmérnök</text:p>
          </table:table-cell>
          <table:table-cell office:value-type="string">
            <text:p>3 év</text:p>
            <text:p/>
            <text:p>4 év</text:p>
          </table:table-cell>
          <table:table-cell/>
        </table:table-row>
        <table:table-row table:style-name="ro3">
          <table:table-cell/>
          <table:table-cell office:value-type="string">
            <text:p>Építményvillamossági szakterület részszakterülete</text:p>
          </table:table-cell>
          <table:table-cell office:value-type="string">
            <text:p>MV-ÉV-R</text:p>
          </table:table-cell>
          <table:table-cell office:value-type="string">
            <text:p>Az építési szakterület részszakterületénél (MV-É-R) meghatározott építmények villamos, hírközlő és épületfelügyeleti rendszer berendezései - az épület fogyasztásmérő készülékéig - szerelési munkáinak felelős műszaki vezetése</text:p>
          </table:table-cell>
          <table:table-cell office:value-type="string">
            <text:p>szakirányú felsőfokú technikus,</text:p>
            <text:p>villamosipari technikus</text:p>
          </table:table-cell>
          <table:table-cell office:value-type="string">
            <text:p>5 év</text:p>
          </table:table-cell>
          <table:table-cell table:style-name="Default"/>
        </table:table-row>
        <table:table-row table:style-name="ro9">
          <table:table-cell/>
          <table:table-cell office:value-type="string">
            <text:p>Közlekedési építmények szakterület</text:p>
          </table:table-cell>
          <table:table-cell office:value-type="string">
            <text:p>MV-KÉ</text:p>
          </table:table-cell>
          <table:table-cell office:value-type="string">
            <text:p>Közlekedési építmények és az azokhoz szerkezetileg vagy funkcionálisan</text:p>
            <text:p>kapcsolódó építményrészek, mérnöki létesítmények - az 1. részbe tartozó építmények kivételével - építés-szerelési munkáinak felelős műszaki vezetése.</text:p>
            <text:p>Az alábbi építmények építés-szerelési munkáinak felelős műszaki vezetése korlátozás nélkül:</text:p>
            <text:p>a) út, kerékpárút, gyalogosút, térburkolat,</text:p>
            <text:p>b) vasút, földalatti vasút, sikló, függőpálya, sífelvonó,</text:p>
            <text:p>c) repülőtér, kikötő,</text:p>
            <text:p>d) az a)-c) pontban meghatározott építmények műtárgyai (híd, áteresz, alagút, aluljáró, támfal stb.),</text:p>
            <text:p>e) az a)-c) pontban meghatározott építmények berendezései, tartozékai, zajvédelmi létesítményei és vízelvezetése a befogadóig.</text:p>
          </table:table-cell>
          <table:table-cell office:value-type="string">
            <text:p>okleveles építőmérnök,</text:p>
            <text:p/>
            <text:p>építőmérnök, </text:p>
            <text:p>mélyépítési mérnök, </text:p>
            <text:p>közlekedésépítési mérnök, </text:p>
            <text:p>vízellátási mérnök, </text:p>
            <text:p>csatornázási mérnök, </text:p>
            <text:p>vízgazdálkodási mérnök</text:p>
          </table:table-cell>
          <table:table-cell office:value-type="string">
            <text:p>3 év</text:p>
            <text:p/>
            <text:p>4 év</text:p>
          </table:table-cell>
          <table:table-cell/>
        </table:table-row>
        <table:table-row table:style-name="ro7">
          <table:table-cell/>
          <table:table-cell office:value-type="string">
            <text:p>Közlekedési építmények szakterület részszakterülete</text:p>
          </table:table-cell>
          <table:table-cell office:value-type="string">
            <text:p>MV-KÉ-R</text:p>
          </table:table-cell>
          <table:table-cell office:value-type="string">
            <text:p>A közlekedési építmények szakterületnél (MV-KÉ) meghatározott építmények építési-szerelési munkáinál az alábbi korlátozásokkal:</text:p>
            <text:p>a) út: gyorsforgalmi utak és létesítményeik kivételével,</text:p>
            <text:p>b) közúti műtárgy: szabadnyílású híd 4 m-ig, áteresz 2 m átmérőig, támfal 3 m magasságig,</text:p>
            <text:p>c) vasút: 1000 m vágányhosszúságig és 5 csoport kitérőig,</text:p>
            <text:p>d) vasúti műtárgy: a vasúti építmények engedélyezéséről szóló jogszabályban a hatósági engedély nélkül létesíthető műtárgyak,</text:p>
            <text:p>e) felújítás, átalakítás, bővítés, javítás-karbantartás, elbontás építési-szerelési korlátozás nélkül.</text:p>
          </table:table-cell>
          <table:table-cell office:value-type="string">
            <text:p>közlekedésépítő technikus, </text:p>
            <text:p>útépítő technikus,</text:p>
            <text:p>vasútépítő technikus, </text:p>
            <text:p>hídépítő technikus,</text:p>
            <text:p>mélyépítő technikus</text:p>
          </table:table-cell>
          <table:table-cell office:value-type="string">
            <text:p>5 év</text:p>
          </table:table-cell>
          <table:table-cell/>
        </table:table-row>
        <table:table-row table:style-name="ro8">
          <table:table-cell/>
          <table:table-cell office:value-type="string">
            <text:p>Vasútvillamossági építmények szakterület</text:p>
          </table:table-cell>
          <table:table-cell office:value-type="string">
            <text:p>MV-VV</text:p>
          </table:table-cell>
          <table:table-cell office:value-type="string">
            <text:p>A vasút villamosítás, villamosenergia-ellátás, energia-távvezérlés és villamos üzemű biztosítóberendezések építményei, berendezései építés-szerelési</text:p>
            <text:p>munkáinak felelős műszaki vezetése korlátozás nélkül.</text:p>
          </table:table-cell>
          <table:table-cell office:value-type="string">
            <text:p>okleveles villamosmérnök, okleveles közlekedésmérnök,</text:p>
            <text:p/>
            <text:p>villamosmérnök, közlekedésmérnök</text:p>
          </table:table-cell>
          <table:table-cell office:value-type="string">
            <text:p>3 év</text:p>
            <text:p/>
            <text:p/>
            <text:p>4 év</text:p>
          </table:table-cell>
          <table:table-cell/>
        </table:table-row>
        <table:table-row table:style-name="ro8">
          <table:table-cell/>
          <table:table-cell office:value-type="string">
            <text:p>Vasútvillamossági építmények szakterület részszakterülete</text:p>
          </table:table-cell>
          <table:table-cell office:value-type="string">
            <text:p>MV-VV-R</text:p>
          </table:table-cell>
          <table:table-cell office:value-type="string">
            <text:p>A vasútvillamossági építmények szakterületnél (MV-VV) meghatározott</text:p>
            <text:p>építmények építés-szerelési munkáinak felelős műszaki vezetése, az alábbi korlátozásokkal:</text:p>
            <text:p>a) vasúti villamos felsővezeték, illetve vasúti biztosítóberendezések létesítése, átalakítása, amelyek a vasúti építmények engedélyezéséről szóló jogszabályban hatósági engedély nélkül létesíthetők,</text:p>
            <text:p>b) felújítás, átalakítás, bővítés, javítás-karbantartás, elbontás esetében korlátozás nélkül.</text:p>
          </table:table-cell>
          <table:table-cell office:value-type="string">
            <text:p>vasút-villamossági technikus,</text:p>
            <text:p>vasútgépészeti technikus</text:p>
          </table:table-cell>
          <table:table-cell office:value-type="string">
            <text:p>5 év</text:p>
          </table:table-cell>
          <table:table-cell/>
        </table:table-row>
        <table:table-row table:style-name="ro1">
          <table:table-cell/>
          <table:table-cell office:value-type="string">
            <text:p>Hírközlési építmények szakterület</text:p>
          </table:table-cell>
          <table:table-cell office:value-type="string">
            <text:p>MV-TE</text:p>
          </table:table-cell>
          <table:table-cell office:value-type="string">
            <text:p>A hírközléshez szükséges olyan sajátos építmények építési-szerelési munkáinak felelős műszaki vezetése, amelyek magukba foglalják a vezetékeket, a vezetékekkel és vezeték nélküli összeköttetésekkel összefüggő (burkoló, tartó, védő, jelző stb.) műtárgyakat, különösen a tartozékokat és tartószerkezeteket, az antennatartó-</text:p>
            <text:p>szerkezeteket (tornyokat), antennákat, oszlopokat, alagutakat, kábelszekrényeket, csatornákat, föld alatti és föld feletti jelzőket, védőműtárgyakat.</text:p>
          </table:table-cell>
          <table:table-cell office:value-type="string">
            <text:p>okleveles építőmérnök,</text:p>
            <text:p/>
            <text:p>építőmérnök, </text:p>
            <text:p>villamosmérnök, </text:p>
            <text:p>mérnök-informatikus</text:p>
          </table:table-cell>
          <table:table-cell office:value-type="string">
            <text:p>3 év</text:p>
            <text:p/>
            <text:p>4 év</text:p>
          </table:table-cell>
          <table:table-cell/>
        </table:table-row>
        <table:table-row table:style-name="ro1">
          <table:table-cell/>
          <table:table-cell office:value-type="string">
            <text:p>Hírközlési építmények szakterület részszakterülete</text:p>
          </table:table-cell>
          <table:table-cell office:value-type="string">
            <text:p>MV-TE-R</text:p>
          </table:table-cell>
          <table:table-cell office:value-type="string">
            <text:p>A hírközlési építmények szakterületnél (MV-TE-R) meghatározott építmények építési-szerelési munkáinak felelős műszaki vezetése, kivéve a kettőnél több alrendszert (pl. autópálya), valamint vezetékes és vezeték nélküli rendszereket integráló építménynél.</text:p>
          </table:table-cell>
          <table:table-cell office:value-type="string">
            <text:p>szakirányú építőipari technikus, </text:p>
            <text:p>szakirányú építőipari szakközépiskola, </text:p>
            <text:p>távközlési technikus</text:p>
          </table:table-cell>
          <table:table-cell office:value-type="string">
            <text:p>5 év</text:p>
          </table:table-cell>
          <table:table-cell/>
        </table:table-row>
        <table:table-row table:style-name="ro1">
          <table:table-cell/>
          <table:table-cell office:value-type="string">
            <text:p>Távközlési építmények villamos-szerelése szakterület</text:p>
          </table:table-cell>
          <table:table-cell office:value-type="string">
            <text:p>MV-TV</text:p>
          </table:table-cell>
          <table:table-cell office:value-type="string">
            <text:p>A távközléshez szükséges olyan sajátos építmények villamos-szerelési munkáinak felelős műszaki vezetése, amelyek magukba foglalják a vezetékeket, a vezetékekkel és vezeték nélküli összeköttetésekkel összefüggő (burkoló, tartó, védő, jelző stb.) műtárgyakat, különösen a tartozékokat és tartószerkezeteket, az antennatartó-</text:p>
            <text:p>szerkezeteket (tornyokat), antennákat, oszlopokat, alagutakat, kábelszekrényeket, csatornákat, föld alatti és föld feletti jelzőket, védőműtárgyakat.</text:p>
          </table:table-cell>
          <table:table-cell office:value-type="string">
            <text:p>okleveles villamosmérnök</text:p>
            <text:p/>
            <text:p>villamosmérnök</text:p>
          </table:table-cell>
          <table:table-cell office:value-type="string">
            <text:p>3 év</text:p>
            <text:p/>
            <text:p>4 év</text:p>
          </table:table-cell>
          <table:table-cell/>
        </table:table-row>
        <table:table-row table:style-name="ro2">
          <table:table-cell/>
          <table:table-cell office:value-type="string">
            <text:p>Távközlési építmények villamos-</text:p>
            <text:p>szerelése szakterület részszakterülete</text:p>
          </table:table-cell>
          <table:table-cell office:value-type="string">
            <text:p>MV-TV-R</text:p>
          </table:table-cell>
          <table:table-cell office:value-type="string">
            <text:p>A távközlési építmények villamos-szerelése szakterületnél (MV-TV)</text:p>
            <text:p>meghatározott építmények szerelési munkáinak felelős műszaki vezetése, beleértve az URH sáv szerelését, de kivéve a kettőnél több alrendszer (pl. autópályák), továbbá vezeték nélküli rendszer villamos szerelését.</text:p>
          </table:table-cell>
          <table:table-cell office:value-type="string">
            <text:p>villamosipari technikus </text:p>
            <text:p>távközlési technikus </text:p>
            <text:p>villamosipari szakközépiskola</text:p>
          </table:table-cell>
          <table:table-cell office:value-type="string">
            <text:p>5 év</text:p>
          </table:table-cell>
          <table:table-cell/>
        </table:table-row>
        <table:table-row table:style-name="ro17">
          <table:table-cell/>
          <table:table-cell office:value-type="string">
            <text:p>Vízgazdálkodási építmények szakterület</text:p>
          </table:table-cell>
          <table:table-cell office:value-type="string">
            <text:p>MV-VZ</text:p>
          </table:table-cell>
          <table:table-cell office:value-type="string">
            <text:p>Vízgazdálkodási építmények (vízi létesítmények) és az azokhoz szerkezetileg vagy funkcionálisan kapcsolódó építményrészek, mérnöki létesítmények - az 1. részbe tartozó építmények kivételével - építési-szerelési munkáinak felelős műszaki vezetése.</text:p>
            <text:p>Korlátozás nélkül végezhető a felelős műszaki vezetői tevékenység az alábbi építmények építési-szerelési munkái esetén:</text:p>
            <text:p>a) duzzasztó- és vízerőmű, hajózsilip, árvízkapu, kikötői partfal,</text:p>
            <text:p>b) öntözőtelep, öntözőcsatorna, halastó, tógazdaság,</text:p>
            <text:p>c) víziközművek közüzemi hálózatai, beleértve az ipari, ivó- és tűzivíz hálózatot, az egyesített és elválasztott rendszerű csatornahálózatot, a nyílt és zárt rendszerű csapadékvíz-elvezető hálózatot,</text:p>
            <text:p>d) szennyvíztisztító telep, víztermelő telep, vízkezelő építmény, víztároló, hévízhasznosítási építmény,</text:p>
            <text:p>e) árvízvédelmi töltés, árvízvédelmi fal és műtárgyai,</text:p>
            <text:p>f) belvízvédelmi csatorna és műtárgyai, szivattyútelep,</text:p>
            <text:p>g) folyó- és tószabályozási mű, partvédmű,</text:p>
            <text:p>h) vízrendezési és vízkormányzó földmű és műtárgyai,</text:p>
            <text:p>i) árvízvédelmi szükségtározó, tározó, záportározó és műtárgyai, és</text:p>
            <text:p>j) közüzemi ivóvízellátást, továbbá ásvány- és gyógyvíz beszerzést szolgáló kút, hévízkút műtárgya és minden 100 m-nél mélyebb kútnak minősülő építmény.</text:p>
          </table:table-cell>
          <table:table-cell office:value-type="string">
            <text:p>okleveles építőmérnök,</text:p>
            <text:p/>
            <text:p>építőmérnök, </text:p>
            <text:p>mélyépítés mérnök, </text:p>
            <text:p>közlekedésépítés mérnök, </text:p>
            <text:p>vízellátás mérnök, </text:p>
            <text:p>csatornázás mérnök</text:p>
          </table:table-cell>
          <table:table-cell office:value-type="string">
            <text:p>3 év</text:p>
            <text:p/>
            <text:p>4 év</text:p>
          </table:table-cell>
          <table:table-cell/>
        </table:table-row>
        <table:table-row table:style-name="ro1">
          <table:table-cell/>
          <table:table-cell office:value-type="string">
            <text:p>Vízgazdálkodási építmények szakterület részszakterülete</text:p>
          </table:table-cell>
          <table:table-cell office:value-type="string">
            <text:p>MV-VZ-R</text:p>
          </table:table-cell>
          <table:table-cell office:value-type="string">
            <text:p>A vízgazdálkodási építmények szakterületnél (MV-VZ) meghatározott építmények építés-szerelési munkáinak felelős műszaki vezetése az alábbi</text:p>
            <text:p>korlátozásokkal:</text:p>
            <text:p>a) olyan vízi létesítmények építés-szerelési munkái, amelyek tönkremenetele életveszélyt nem idéz elő, vagy rendkívüli védelmi intézkedést nem követel, továbbá</text:p>
            <text:p>b) vízi létesítmények építés jellegű felújítása, javítása, karbantartása.</text:p>
          </table:table-cell>
          <table:table-cell office:value-type="string">
            <text:p>vízügyi technikus, </text:p>
            <text:p>vízközműépítő technikus,</text:p>
            <text:p>mélyépítő technikus</text:p>
          </table:table-cell>
          <table:table-cell office:value-type="string">
            <text:p>5 év</text:p>
          </table:table-cell>
          <table:table-cell/>
        </table:table-row>
        <table:table-row table:style-name="ro18">
          <table:table-cell/>
          <table:table-cell office:value-type="string">
            <text:p>Bányászati építmények szakterület</text:p>
          </table:table-cell>
          <table:table-cell office:value-type="string">
            <text:p>MV-B</text:p>
          </table:table-cell>
          <table:table-cell office:value-type="string">
            <text:p>Szilárdásvány-bányászati, kőolaj- és földgázbányászati, illetve egyéb bányászati építmények építési-szerelési munkáinak felelős műszaki vezetése korlátozás nélkül.</text:p>
          </table:table-cell>
          <table:table-cell office:value-type="string">
            <text:p>okleveles bánya- és geotechnikai mérnöki, </text:p>
            <text:p>okleveles gáz- és olajipari mérnök,</text:p>
            <text:p>okleveles gépészmérnök,</text:p>
            <text:p/>
            <text:p>bánya- és geotechnikai mérnök, </text:p>
            <text:p>gáz- és olajipari mérnök, </text:p>
            <text:p>gépészmérnök</text:p>
          </table:table-cell>
          <table:table-cell office:value-type="string">
            <text:p>3 év</text:p>
            <text:p/>
            <text:p/>
            <text:p/>
            <text:p/>
            <text:p>4 év</text:p>
          </table:table-cell>
          <table:table-cell/>
        </table:table-row>
        <table:table-row table:style-name="ro3">
          <table:table-cell/>
          <table:table-cell office:value-type="string">
            <text:p>Bányászati építmények szakterület részszakterület</text:p>
          </table:table-cell>
          <table:table-cell office:value-type="string">
            <text:p>MV-B-R</text:p>
          </table:table-cell>
          <table:table-cell office:value-type="string">
            <text:p>A bányászati építmények szakterületnél (MV-B) meghatározott építmények építési-szerelési munkáinak felelős műszaki vezetése a mélyművelésű bányák kivételével.</text:p>
          </table:table-cell>
          <table:table-cell office:value-type="string">
            <text:p>gépipari technikus</text:p>
            <text:p>gépipari szakközépiskola</text:p>
          </table:table-cell>
          <table:table-cell office:value-type="string">
            <text:p>5 év</text:p>
          </table:table-cell>
          <table:table-cell/>
        </table:table-row>
        <table:table-row table:style-name="ro15">
          <table:table-cell/>
          <table:table-cell office:value-type="string">
            <text:p>Szénhidrogén-szállító vezetékek, gázelosztó vezetékek, célvezetékek, egyéb gáz és gáztermékvezetékek, propán-bután töltő telepek és tartozékainak építése szakterület</text:p>
          </table:table-cell>
          <table:table-cell office:value-type="string">
            <text:p>MV-GO</text:p>
          </table:table-cell>
          <table:table-cell office:value-type="string">
            <text:p>A szénhidrogén-szállító vezetékek, gázelosztó vezetékek, célvezetékek, egyéb gáz és gáztermék vezetékek, propán-bután töltő telepek és tartozékaik építési-szerelési munkának felelős műszaki vezetése korlátozás nélkül.</text:p>
          </table:table-cell>
          <table:table-cell office:value-type="string">
            <text:p>okleveles gáz- és olajipari</text:p>
            <text:p>mérnök,</text:p>
            <text:p>okleveles gépészmérnök, </text:p>
            <text:p/>
            <text:p>gáz- és olajipari mérnök</text:p>
          </table:table-cell>
          <table:table-cell office:value-type="string">
            <text:p>3 év</text:p>
            <text:p/>
            <text:p/>
            <text:p/>
            <text:p>4 év</text:p>
          </table:table-cell>
          <table:table-cell/>
        </table:table-row>
        <table:table-row table:style-name="ro19">
          <table:table-cell table:style-name="ce1"/>
          <table:table-cell office:value-type="string">
            <text:p>Szénhidrogén-szállító vezetékek, gázelosztó vezetékek, célvezetékek, egyéb gáz és gáztermék vezetékek, propán-bután töltő telepek és tartozékainak építése szakterület részszakterülete</text:p>
          </table:table-cell>
          <table:table-cell office:value-type="string">
            <text:p>MV-GO-R</text:p>
          </table:table-cell>
          <table:table-cell office:value-type="string">
            <text:p>A szénhidrogén-szállító vezetékek, gázelosztó vezetékek, célvezetékek, egyéb gáz és gáztermék vezetékek, propán-bután töltő telepek és tartozékaik építési-szerelési munkának felelős műszaki vezetése, kivéve gázátadó és gázfogadó állomások, kompresszorállomások, szivattyúállomások, tartályparkok, DN 300 mm méretnél nagyobb átmérőjű csővezetékek szerelési munkái, az elkészült rendszerek részszakterület szerint üzembe helyezése és próbaüzeme, valamint ezekhez kapcsolódó feladatok.</text:p>
          </table:table-cell>
          <table:table-cell office:value-type="string">
            <text:p>gáz- és olajipari technikus,</text:p>
            <text:p>gépésztechnikus, </text:p>
            <text:p>gépipari szakközépiskola</text:p>
          </table:table-cell>
          <table:table-cell office:value-type="string">
            <text:p>5 év</text:p>
          </table:table-cell>
          <table:table-cell/>
        </table:table-row>
        <table:table-row table:style-name="ro20">
          <table:table-cell/>
          <table:table-cell office:value-type="string">
            <text:p>Energiaellátási építmények szakterület</text:p>
          </table:table-cell>
          <table:table-cell office:value-type="string">
            <text:p>MV-EN</text:p>
          </table:table-cell>
          <table:table-cell office:value-type="string">
            <text:p>Energetikai, vegyipari, szénhidrogén-ipari berendezések építményei építésének felelős műszaki vezetése korlátozás nélkül.</text:p>
          </table:table-cell>
          <table:table-cell office:value-type="string">
            <text:p>okleveles gépészmérnök,</text:p>
            <text:p>okleveles energetikai mérnök,</text:p>
            <text:p>okleveles vegyészmérnök</text:p>
            <text:p/>
            <text:p>gépészmérnök, </text:p>
            <text:p>energetikai mérnök, vegyészmérnök</text:p>
          </table:table-cell>
          <table:table-cell office:value-type="string">
            <text:p>3 év</text:p>
            <text:p/>
            <text:p/>
            <text:p/>
            <text:p/>
            <text:p>4 év</text:p>
          </table:table-cell>
          <table:table-cell/>
        </table:table-row>
        <table:table-row table:style-name="ro4">
          <table:table-cell/>
          <table:table-cell office:value-type="string">
            <text:p>Energiaellátási építmények szakterület részszakterülete</text:p>
          </table:table-cell>
          <table:table-cell office:value-type="string">
            <text:p>MV-EN-R</text:p>
          </table:table-cell>
          <table:table-cell office:value-type="string">
            <text:p>Energetikai, vegyipari, szénhidrogén-ipari berendezések építményei építésének felelős műszaki vezetése 50 bar nyomásig és nyomás alatti vezetékek és berendezések 600 mm belső átmérőig.</text:p>
          </table:table-cell>
          <table:table-cell office:value-type="string">
            <text:p>vegyész technikus, gépésztechnikus, vagy szakközépiskola</text:p>
          </table:table-cell>
          <table:table-cell office:value-type="string">
            <text:p>5 év</text:p>
          </table:table-cell>
          <table:table-cell/>
        </table:table-row>
        <table:table-row table:style-name="ro2">
          <table:table-cell/>
          <table:table-cell office:value-type="string">
            <text:p>Energiaellátási építmények szakterület atomenergia építmények részszakterület</text:p>
          </table:table-cell>
          <table:table-cell office:value-type="string">
            <text:p>MV-EN-A</text:p>
          </table:table-cell>
          <table:table-cell office:value-type="string">
            <text:p>Atomenergia építmények építésének felelős műszaki vezetése.</text:p>
          </table:table-cell>
          <table:table-cell office:value-type="string">
            <text:p>okleveles építőmérnök</text:p>
          </table:table-cell>
          <table:table-cell office:value-type="string">
            <text:p>5 év</text:p>
          </table:table-cell>
          <table:table-cell/>
        </table:table-row>
        <table:table-row table:style-name="ro10">
          <table:table-cell/>
          <table:table-cell office:value-type="string">
            <text:p>Távhővezetékek és berendezések építése szakterület</text:p>
          </table:table-cell>
          <table:table-cell office:value-type="string">
            <text:p>MV-TH</text:p>
          </table:table-cell>
          <table:table-cell office:value-type="string">
            <text:p>Föld feletti és föld alatti távhővezeték, azok tartozékai és védőberendezései építésének felelős műszaki vezetése.</text:p>
          </table:table-cell>
          <table:table-cell office:value-type="string">
            <text:p>okleveles gépészmérnök,</text:p>
            <text:p>okleveles energetikai mérnök,</text:p>
            <text:p/>
            <text:p>gépészmérnök, </text:p>
            <text:p>energetikai mérnök</text:p>
          </table:table-cell>
          <table:table-cell office:value-type="string">
            <text:p>3 év</text:p>
            <text:p/>
            <text:p/>
            <text:p>4 év</text:p>
          </table:table-cell>
          <table:table-cell/>
        </table:table-row>
        <table:table-row table:style-name="ro2">
          <table:table-cell/>
          <table:table-cell office:value-type="string">
            <text:p>Távhővezetékek ésberendezések építése szakterület részszakterülete</text:p>
          </table:table-cell>
          <table:table-cell office:value-type="string">
            <text:p>MV-TH-R</text:p>
          </table:table-cell>
          <table:table-cell office:value-type="string">
            <text:p>Föld feletti távhővezeték, azok tartozékai és védőberendezéseinek építésének felelős műszaki vezetése.</text:p>
          </table:table-cell>
          <table:table-cell office:value-type="string">
            <text:p>gépész felsőfokú technikus</text:p>
          </table:table-cell>
          <table:table-cell office:value-type="string">
            <text:p>5 év</text:p>
          </table:table-cell>
          <table:table-cell/>
        </table:table-row>
        <table:table-row table:style-name="ro4">
          <table:table-cell/>
          <table:table-cell office:value-type="string">
            <text:p>Villamosság szakterület</text:p>
          </table:table-cell>
          <table:table-cell office:value-type="string">
            <text:p>MV-VI</text:p>
          </table:table-cell>
          <table:table-cell office:value-type="string">
            <text:p>Erősáramú föld feletti és föld alatti vezetékek, átalakító- és kapcsolóberendezések építésének felelős műszaki vezetése korlátozás nélkül.</text:p>
          </table:table-cell>
          <table:table-cell office:value-type="string">
            <text:p>okleveles villamosmérnök,</text:p>
            <text:p/>
            <text:p>villamosmérnök</text:p>
          </table:table-cell>
          <table:table-cell office:value-type="string">
            <text:p>3 év</text:p>
            <text:p/>
            <text:p>4 év</text:p>
          </table:table-cell>
          <table:table-cell/>
        </table:table-row>
        <table:table-row table:style-name="ro5">
          <table:table-cell/>
          <table:table-cell office:value-type="string">
            <text:p>Villamosság szakterület részszakterülete</text:p>
          </table:table-cell>
          <table:table-cell office:value-type="string">
            <text:p>MV-VI-R</text:p>
          </table:table-cell>
          <table:table-cell office:value-type="string">
            <text:p>Erősáramú föld feletti és föld alatti vezetékek, átalakító- és kapcsolóberendezések építésének felelős műszaki vezetése kisfeszültségű hálózatoknál.</text:p>
          </table:table-cell>
          <table:table-cell office:value-type="string">
            <text:p>villamosipari technikus</text:p>
          </table:table-cell>
          <table:table-cell office:value-type="string">
            <text:p>5 év</text:p>
          </table:table-cell>
          <table:table-cell table:style-name="Default"/>
        </table:table-row>
      </table:table>
      <table:table table:name="Munkalap2" table:style-name="ta1" table:print="false">
        <table:table-column table:style-name="co3" table:default-cell-style-name="Default"/>
        <table:table-row table:style-name="ro21">
          <table:table-cell/>
        </table:table-row>
      </table:table>
      <table:table table:name="Munkalap3" table:style-name="ta1" table:print="false">
        <table:table-column table:style-name="co3" table:default-cell-style-name="Default"/>
        <table:table-row table:style-name="ro21">
          <table:table-cell/>
        </table:table-row>
      </table:table>
      <table:database-ranges>
        <table:database-range table:name="__Anonymous_Sheet_DB__1" table:target-range-address="Munkalap1.A1:Munkalap1.F8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hu" fo:country="HU"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4">2018.09.14</text:date>, <text:time>11:19:49</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gely Iski</meta:initial-creator>
    <meta:creation-date>2018-09-14T10:55:21.64</meta:creation-date>
    <dc:date>2018-09-14T11:19:49.85</dc:date>
    <dc:creator>Gergely Iski</dc:creator>
    <meta:editing-duration>PT9M18S</meta:editing-duration>
    <meta:editing-cycles>1</meta:editing-cycles>
    <meta:document-statistic meta:table-count="3" meta:cell-count="438" meta:object-count="0"/>
    <meta:generator>OpenOffice/4.1.5$Win32 OpenOffice.org_project/415m1$Build-9789</meta:generator>
  </office:meta>
</office:document-meta>
</file>